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92.86pt"/>
    </style:style>
    <style:style style:name="co4" style:family="table-column">
      <style:table-column-properties fo:break-before="auto" style:column-width="32.66pt"/>
    </style:style>
    <style:style style:name="co5" style:family="table-column">
      <style:table-column-properties fo:break-before="auto" style:column-width="23.64pt"/>
    </style:style>
    <style:style style:name="co6" style:family="table-column">
      <style:table-column-properties fo:break-before="auto" style:column-width="24.41pt"/>
    </style:style>
    <style:style style:name="co7" style:family="table-column">
      <style:table-column-properties fo:break-before="auto" style:column-width="27.41pt"/>
    </style:style>
    <style:style style:name="co8" style:family="table-column">
      <style:table-column-properties fo:break-before="auto" style:column-width="28.91pt"/>
    </style:style>
    <style:style style:name="co9" style:family="table-column">
      <style:table-column-properties fo:break-before="auto" style:column-width="90.4pt"/>
    </style:style>
    <style:style style:name="co10" style:family="table-column">
      <style:table-column-properties fo:break-before="auto" style:column-width="33.39pt"/>
    </style:style>
    <style:style style:name="co11" style:family="table-column">
      <style:table-column-properties fo:break-before="auto" style:column-width="24.15pt"/>
    </style:style>
    <style:style style:name="co12" style:family="table-column">
      <style:table-column-properties fo:break-before="auto" style:column-width="24.89pt"/>
    </style:style>
    <style:style style:name="co13" style:family="table-column">
      <style:table-column-properties fo:break-before="auto" style:column-width="28.01pt"/>
    </style:style>
    <style:style style:name="co14" style:family="table-column">
      <style:table-column-properties fo:break-before="auto" style:column-width="29.54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style:font-name="Arial"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 style:data-style-name="N2">
      <style:table-cell-properties fo:background-color="#83caff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12" style:family="table-cell" style:parent-style-name="Default" style:data-style-name="N11">
      <style:table-cell-properties fo:background-color="#83caff"/>
      <style:text-properties style:font-name="Arial" fo:font-size="10pt" style:font-size-asian="10pt" style:font-size-complex="10pt"/>
    </style:style>
    <style:style style:name="ce13" style:family="table-cell" style:parent-style-name="Default" style:data-style-name="N11">
      <style:text-properties style:font-name="Arial" fo:font-size="10pt" style:font-size-asian="10pt" style:font-size-complex="10pt"/>
    </style:style>
    <style:style style:name="ce14" style:family="table-cell" style:parent-style-name="Default" style:data-style-name="N124">
      <style:table-cell-properties fo:background-color="#83caff"/>
      <style:text-properties style:font-name="Arial"/>
    </style:style>
    <style:style style:name="ce15" style:family="table-cell" style:parent-style-name="Default" style:data-style-name="N121">
      <style:table-cell-properties fo:background-color="#83caff"/>
      <style:text-properties style:font-name="Arial" fo:font-size="10pt" style:font-size-asian="10pt" style:font-size-complex="10pt"/>
    </style:style>
    <style:style style:name="ce16" style:family="table-cell" style:parent-style-name="Default" style:data-style-name="N11">
      <style:table-cell-properties fo:background-color="#ff33ff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fo:background-color="#ff33ff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fo:background-color="#579d1c"/>
      <style:text-properties style:font-name="Arial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fo:background-color="#579d1c"/>
      <style:text-properties style:font-name="Arial" fo:font-size="10pt" style:font-size-asian="10pt" style:font-size-complex="10pt"/>
    </style:style>
    <style:style style:name="ce2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 style:data-style-name="N124">
      <style:table-cell-properties fo:background-color="#cccccc"/>
      <style:text-properties style:font-name="Arial" fo:font-size="10pt" style:font-size-asian="10pt" style:font-size-complex="10pt"/>
    </style:style>
    <style:style style:name="ce21" style:family="table-cell" style:parent-style-name="Default" style:data-style-name="N121">
      <style:table-cell-properties fo:background-color="transparent"/>
      <style:text-properties style:font-name="Arial" fo:font-size="10pt" style:font-size-asian="10pt" style:font-size-complex="10pt"/>
    </style:style>
    <style:style style:name="ce22" style:family="table-cell" style:parent-style-name="Default" style:data-style-name="N1">
      <style:table-cell-properties fo:background-color="#ff33ff"/>
      <style:text-properties style:font-name="Arial" fo:font-size="10pt" style:font-size-asian="10pt" style:font-size-complex="10pt"/>
    </style:style>
    <style:style style:name="ce23" style:family="table-cell" style:parent-style-name="Default" style:data-style-name="N122">
      <style:table-cell-properties fo:background-color="#83caff"/>
      <style:text-properties style:font-name="Arial" fo:font-size="10pt" style:font-size-asian="10pt" style:font-size-complex="10pt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 style:data-style-name="N2"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ackground-color="#00cc00"/>
      <style:text-properties style:font-name="Arial" fo:font-size="10pt" style:font-size-asian="10pt" style:font-size-complex="10pt"/>
    </style:style>
    <style:style style:name="ce4" style:family="table-cell" style:parent-style-name="Default">
      <style:text-properties style:font-name="Arial" fo:font-size="10pt" style:font-size-asian="10pt" style:font-size-complex="10pt"/>
    </style:style>
    <style:style style:name="ce5" style:family="table-cell" style:parent-style-name="Default"/>
    <style:style style:name="ce6" style:family="table-cell" style:parent-style-name="Default" style:data-style-name="N124">
      <style:table-cell-properties fo:background-color="#cccccc"/>
      <style:text-properties style:font-name="Arial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124">
      <style:table-cell-properties fo:background-color="#83caff"/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fo:background-color="#83caff"/>
      <style:text-properties style:font-name="Arial" fo:font-size="10pt" style:font-size-asian="10pt" style:font-size-complex="10pt"/>
    </style:style>
    <style:style style:name="ce27" style:family="table-cell" style:parent-style-name="Default" style:data-style-name="N100"/>
    <style:style style:name="ce53" style:family="table-cell" style:parent-style-name="Default">
      <style:text-properties style:font-name="Arial" fo:font-size="16pt" fo:font-weight="bold" style:font-size-asian="16pt" style:font-weight-asian="bold" style:font-size-complex="16pt" style:font-weight-complex="bold"/>
    </style:style>
    <style:style style:name="ce54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>
      <style:table-cell-properties fo:background-color="#00cc00"/>
      <style:text-properties style:font-name="Arial" fo:font-size="10pt" style:font-size-asian="10pt" style:font-size-complex="10pt"/>
    </style:style>
    <style:style style:name="ce56" style:family="table-cell" style:parent-style-name="Default">
      <style:text-properties style:font-name="Arial" fo:font-size="10pt" style:font-size-asian="10pt" style:font-size-complex="10pt"/>
    </style:style>
    <style:style style:name="ce57" style:family="table-cell" style:parent-style-name="Default"/>
    <style:style style:name="ce58" style:family="table-cell" style:parent-style-name="Default" style:data-style-name="N124">
      <style:table-cell-properties fo:background-color="#cccccc"/>
      <style:text-properties style:font-name="Arial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 style:data-style-name="N124">
      <style:table-cell-properties fo:background-color="#83caff"/>
      <style:text-properties style:font-name="Arial" fo:font-size="10pt" style:font-size-asian="10pt" style:font-size-complex="10pt"/>
    </style:style>
    <style:style style:name="ce61" style:family="table-cell" style:parent-style-name="Default">
      <style:table-cell-properties fo:background-color="#83caff"/>
      <style:text-properties style:font-name="Arial" fo:font-size="10pt" style:font-size-asian="10pt" style:font-size-complex="10pt"/>
    </style:style>
    <style:style style:name="ce62" style:family="table-cell" style:parent-style-name="Default" style:data-style-name="N2">
      <style:table-cell-properties fo:background-color="#83caff"/>
      <style:text-properties style:font-name="Arial" fo:font-size="10pt" style:font-size-asian="10pt" style:font-size-complex="10pt"/>
    </style:style>
    <style:style style:name="ce63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64" style:family="table-cell" style:parent-style-name="Default" style:data-style-name="N11">
      <style:table-cell-properties fo:background-color="#83caff"/>
      <style:text-properties style:font-name="Arial" fo:font-size="10pt" style:font-size-asian="10pt" style:font-size-complex="10pt"/>
    </style:style>
    <style:style style:name="ce65" style:family="table-cell" style:parent-style-name="Default" style:data-style-name="N11">
      <style:text-properties style:font-name="Arial" fo:font-size="10pt" style:font-size-asian="10pt" style:font-size-complex="10pt"/>
    </style:style>
    <style:style style:name="ce66" style:family="table-cell" style:parent-style-name="Default" style:data-style-name="N124">
      <style:table-cell-properties fo:background-color="#83caff"/>
      <style:text-properties style:font-name="Arial"/>
    </style:style>
    <style:style style:name="ce67" style:family="table-cell" style:parent-style-name="Default" style:data-style-name="N121">
      <style:table-cell-properties fo:background-color="#83caff"/>
      <style:text-properties style:font-name="Arial" fo:font-size="10pt" style:font-size-asian="10pt" style:font-size-complex="10pt"/>
    </style:style>
    <style:style style:name="ce68" style:family="table-cell" style:parent-style-name="Default" style:data-style-name="N11">
      <style:table-cell-properties fo:background-color="#ff33ff"/>
      <style:text-properties style:font-name="Arial" fo:font-size="10pt" style:font-size-asian="10pt" style:font-size-complex="10pt"/>
    </style:style>
    <style:style style:name="ce69" style:family="table-cell" style:parent-style-name="Default">
      <style:table-cell-properties fo:background-color="#ff33ff"/>
      <style:text-properties style:font-name="Arial" fo:font-size="10pt" style:font-size-asian="10pt" style:font-size-complex="10pt"/>
    </style:style>
    <style:style style:name="ce70" style:family="table-cell" style:parent-style-name="Default">
      <style:table-cell-properties fo:background-color="#579d1c"/>
      <style:text-properties style:font-name="Arial" fo:font-size="10pt" fo:font-weight="bold" style:font-size-asian="10pt" style:font-weight-asian="bold" style:font-size-complex="10pt" style:font-weight-complex="bold"/>
    </style:style>
    <style:style style:name="ce71" style:family="table-cell" style:parent-style-name="Default">
      <style:table-cell-properties fo:background-color="#579d1c"/>
      <style:text-properties style:font-name="Arial" fo:font-size="10pt" style:font-size-asian="10pt" style:font-size-complex="10pt"/>
    </style:style>
    <style:style style:name="ce72" style:family="table-cell" style:parent-style-name="Default" style:data-style-name="N124">
      <style:table-cell-properties fo:background-color="#cccccc"/>
      <style:text-properties style:font-name="Arial" fo:font-size="10pt" style:font-size-asian="10pt" style:font-size-complex="10pt"/>
    </style:style>
    <style:style style:name="ce73" style:family="table-cell" style:parent-style-name="Default" style:data-style-name="N121">
      <style:table-cell-properties fo:background-color="transparent"/>
      <style:text-properties style:font-name="Arial" fo:font-size="10pt" style:font-size-asian="10pt" style:font-size-complex="10pt"/>
    </style:style>
    <style:style style:name="ce74" style:family="table-cell" style:parent-style-name="Default" style:data-style-name="N1">
      <style:table-cell-properties fo:background-color="#ff33ff"/>
      <style:text-properties style:font-name="Arial" fo:font-size="10pt" style:font-size-asian="10pt" style:font-size-complex="10pt"/>
    </style:style>
    <style:style style:name="ce75" style:family="table-cell" style:parent-style-name="Default" style:data-style-name="N122">
      <style:table-cell-properties fo:background-color="#83caff"/>
      <style:text-properties style:font-name="Arial" fo:font-size="10pt" style:font-size-asian="10pt" style:font-size-complex="10pt"/>
    </style:style>
    <style:style style:name="ce76" style:family="table-cell" style:parent-style-name="Default">
      <style:text-properties fo:font-weight="bold" style:font-weight-asian="bold" style:font-weight-complex="bold"/>
    </style:style>
    <style:style style:name="ce77" style:family="table-cell" style:parent-style-name="Default" style:data-style-name="N2">
      <style:text-properties style:font-name="Arial" fo:font-size="10pt" style:font-size-asian="10pt" style:font-size-complex="10pt"/>
    </style:style>
    <style:style style:name="ce78" style:family="table-cell" style:parent-style-name="Default"/>
    <style:style style:name="ce79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Read Only" table:style-name="ta1">
        <table:table-column table:style-name="co1" table:default-cell-style-name="ce56"/>
        <table:table-column table:style-name="co2" table:default-cell-style-name="ce56"/>
        <table:table-column table:style-name="co3" table:default-cell-style-name="ce56"/>
        <table:table-column table:style-name="co1" table:number-columns-repeated="9" table:default-cell-style-name="ce56"/>
        <table:table-column table:style-name="co2" table:default-cell-style-name="ce56"/>
        <table:table-column table:style-name="co1" table:number-columns-repeated="1009" table:default-cell-style-name="ce56"/>
        <table:table-column table:style-name="co1" table:default-cell-style-name="Default"/>
        <table:table-row table:style-name="ro1">
          <table:table-cell table:style-name="ce53" office:value-type="string" calcext:value-type="string">
            <text:p>Read Only</text:p>
          </table:table-cell>
          <table:table-cell table:style-name="ce54" table:number-columns-repeated="1021"/>
          <table:table-cell/>
        </table:table-row>
        <table:table-row table:style-name="ro1">
          <table:table-cell table:style-name="ce53"/>
          <table:table-cell table:style-name="ce54" table:number-columns-repeated="1021"/>
          <table:table-cell/>
        </table:table-row>
        <table:table-row table:style-name="ro2">
          <table:table-cell table:number-columns-repeated="2" table:style-name="ce54" office:value-type="string" calcext:value-type="string">
            <text:p>I</text:p>
          </table:table-cell>
          <table:table-cell table:style-name="ce54" office:value-type="string" calcext:value-type="string">
            <text:p>S</text:p>
          </table:table-cell>
          <table:table-cell table:style-name="ce54" office:value-type="string" calcext:value-type="string">
            <text:p>M</text:p>
          </table:table-cell>
          <table:table-cell table:style-name="ce54" office:value-type="string" calcext:value-type="string">
            <text:p>W</text:p>
          </table:table-cell>
          <table:table-cell table:style-name="ce54" office:value-type="string" calcext:value-type="string">
            <text:p>SM</text:p>
          </table:table-cell>
          <table:table-cell table:style-name="ce54" office:value-type="string" calcext:value-type="string">
            <text:p>SW</text:p>
          </table:table-cell>
          <table:table-cell table:style-name="ce54" office:value-type="string" calcext:value-type="string">
            <text:p>MW</text:p>
          </table:table-cell>
          <table:table-cell table:style-name="ce54" office:value-type="string" calcext:value-type="string">
            <text:p>SMW</text:p>
          </table:table-cell>
          <table:table-cell table:style-name="ce54" office:value-type="string" calcext:value-type="string">
            <text:p>Run 1</text:p>
          </table:table-cell>
          <table:table-cell table:style-name="ce54" office:value-type="string" calcext:value-type="string">
            <text:p>Run 2</text:p>
          </table:table-cell>
          <table:table-cell table:style-name="ce54" office:value-type="string" calcext:value-type="string">
            <text:p>Run 3</text:p>
          </table:table-cell>
          <table:table-cell table:style-name="ce54" office:value-type="string" calcext:value-type="string">
            <text:p>avg</text:p>
          </table:table-cell>
          <table:table-cell table:style-name="ce54"/>
          <table:table-cell table:style-name="ce54" office:value-type="string" calcext:value-type="string">
            <text:p>E1</text:p>
          </table:table-cell>
          <table:table-cell table:style-name="ce54" office:value-type="string" calcext:value-type="string">
            <text:p>E2</text:p>
          </table:table-cell>
          <table:table-cell table:style-name="ce54" office:value-type="string" calcext:value-type="string">
            <text:p>E3</text:p>
          </table:table-cell>
          <table:table-cell table:style-name="ce54" table:number-columns-repeated="1005"/>
          <table:table-cell/>
        </table:table-row>
        <table:table-row table:style-name="ro2">
          <table:table-cell table:style-name="ce55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3" table:style-name="ce57" office:value-type="float" office:value="-1" calcext:value-type="float">
            <text:p>-1</text:p>
          </table:table-cell>
          <table:table-cell table:style-name="ce57" table:formula="of:=[.C4]*[.D4]" office:value-type="float" office:value="1" calcext:value-type="float">
            <text:p>1</text:p>
          </table:table-cell>
          <table:table-cell table:style-name="ce57" table:formula="of:=[.C4]*[.E4]" office:value-type="float" office:value="1" calcext:value-type="float">
            <text:p>1</text:p>
          </table:table-cell>
          <table:table-cell table:style-name="ce57" table:formula="of:=[.D4]*[.E4]" office:value-type="float" office:value="1" calcext:value-type="float">
            <text:p>1</text:p>
          </table:table-cell>
          <table:table-cell table:style-name="ce57" table:formula="of:=[.C4]*[.D4]*[.E4]" office:value-type="float" office:value="-1" calcext:value-type="float">
            <text:p>-1</text:p>
          </table:table-cell>
          <table:table-cell table:style-name="ce72" table:formula="of:=[1_mw_1_server.$G8]" office:value-type="float" office:value="62.7275009155273" calcext:value-type="float">
            <text:p>62.73</text:p>
          </table:table-cell>
          <table:table-cell table:style-name="ce72" table:formula="of:=[1_mw_1_server.$G9]" office:value-type="float" office:value="62.4688148498535" calcext:value-type="float">
            <text:p>62.47</text:p>
          </table:table-cell>
          <table:table-cell table:style-name="ce72" table:formula="of:=[1_mw_1_server.$G10]" office:value-type="float" office:value="62.5395774841309" calcext:value-type="float">
            <text:p>62.54</text:p>
          </table:table-cell>
          <table:table-cell table:style-name="ce72" table:formula="of:=AVERAGE([.$J4:.$L4])" office:value-type="float" office:value="62.5786310831706" calcext:value-type="float">
            <text:p>62.58</text:p>
          </table:table-cell>
          <table:table-cell table:style-name="ce74" table:formula="of:=[.B$12]+[.C$12]*[.C4]+[.D$12]*[.D4]+[.E$12]*[.E4]+[.F$12]*[.F4]+[.G$12]*[.G4]+[.H$12]*[.H4]+[.I$12]*[.I4]-[.M4]" office:value-type="float" office:value="0" calcext:value-type="float">
            <text:p>0</text:p>
          </table:table-cell>
          <table:table-cell table:style-name="ce75" table:formula="of:=[.J4]-[.$M4]" office:value-type="float" office:value="0.148869832356731" calcext:value-type="float">
            <text:p>0.1</text:p>
          </table:table-cell>
          <table:table-cell table:style-name="ce75" table:formula="of:=[.K4]-[.$M4]" office:value-type="float" office:value="-0.109816233317069" calcext:value-type="float">
            <text:p>-0.1</text:p>
          </table:table-cell>
          <table:table-cell table:style-name="ce75" table:formula="of:=[.L4]-[.$M4]" office:value-type="float" office:value="-0.0390535990396685" calcext:value-type="float">
            <text:p>0.0</text:p>
          </table:table-cell>
          <table:table-cell table:style-name="ce77" table:number-columns-repeated="3"/>
          <table:table-cell table:number-columns-repeated="1003"/>
        </table:table-row>
        <table:table-row table:style-name="ro2">
          <table:table-cell table:style-name="ce55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-1" calcext:value-type="float">
            <text:p>-1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formula="of:=[.C5]*[.D5]" office:value-type="float" office:value="1" calcext:value-type="float">
            <text:p>1</text:p>
          </table:table-cell>
          <table:table-cell table:style-name="ce57" table:formula="of:=[.C5]*[.E5]" office:value-type="float" office:value="-1" calcext:value-type="float">
            <text:p>-1</text:p>
          </table:table-cell>
          <table:table-cell table:style-name="ce57" table:formula="of:=[.D5]*[.E5]" office:value-type="float" office:value="-1" calcext:value-type="float">
            <text:p>-1</text:p>
          </table:table-cell>
          <table:table-cell table:style-name="ce57" table:formula="of:=[.C5]*[.D5]*[.E5]" office:value-type="float" office:value="1" calcext:value-type="float">
            <text:p>1</text:p>
          </table:table-cell>
          <table:table-cell table:style-name="ce72" table:formula="of:=[1_mw_1_server.$G11]" office:value-type="float" office:value="62.0073204040527" calcext:value-type="float">
            <text:p>62.01</text:p>
          </table:table-cell>
          <table:table-cell table:style-name="ce72" table:formula="of:=[1_mw_1_server.$G12]" office:value-type="float" office:value="61.8696250915527" calcext:value-type="float">
            <text:p>61.87</text:p>
          </table:table-cell>
          <table:table-cell table:style-name="ce72" table:formula="of:=[1_mw_1_server.$G13]" office:value-type="float" office:value="61.4729042053223" calcext:value-type="float">
            <text:p>61.47</text:p>
          </table:table-cell>
          <table:table-cell table:style-name="ce72" table:formula="of:=AVERAGE([.$J5:.$L5])" office:value-type="float" office:value="61.7832832336426" calcext:value-type="float">
            <text:p>61.78</text:p>
          </table:table-cell>
          <table:table-cell table:style-name="ce74" table:formula="of:=[.B$12]+[.C$12]*[.C5]+[.D$12]*[.D5]+[.E$12]*[.E5]+[.F$12]*[.F5]+[.G$12]*[.G5]+[.H$12]*[.H5]+[.I$12]*[.I5]-[.M5]" office:value-type="float" office:value="0" calcext:value-type="float">
            <text:p>0</text:p>
          </table:table-cell>
          <table:table-cell table:style-name="ce75" table:formula="of:=[.J5]-[.$M5]" office:value-type="float" office:value="0.224037170410128" calcext:value-type="float">
            <text:p>0.2</text:p>
          </table:table-cell>
          <table:table-cell table:style-name="ce75" table:formula="of:=[.K5]-[.$M5]" office:value-type="float" office:value="0.0863418579101278" calcext:value-type="float">
            <text:p>0.1</text:p>
          </table:table-cell>
          <table:table-cell table:style-name="ce75" table:formula="of:=[.L5]-[.$M5]" office:value-type="float" office:value="-0.31037902832027" calcext:value-type="float">
            <text:p>-0.3</text:p>
          </table:table-cell>
          <table:table-cell table:style-name="ce77" table:number-columns-repeated="3"/>
          <table:table-cell table:number-columns-repeated="1003"/>
        </table:table-row>
        <table:table-row table:style-name="ro2">
          <table:table-cell table:style-name="ce55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-1" calcext:value-type="float">
            <text:p>-1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-1" calcext:value-type="float">
            <text:p>-1</text:p>
          </table:table-cell>
          <table:table-cell table:style-name="ce57" table:formula="of:=[.C6]*[.D6]" office:value-type="float" office:value="-1" calcext:value-type="float">
            <text:p>-1</text:p>
          </table:table-cell>
          <table:table-cell table:style-name="ce57" table:formula="of:=[.C6]*[.E6]" office:value-type="float" office:value="1" calcext:value-type="float">
            <text:p>1</text:p>
          </table:table-cell>
          <table:table-cell table:style-name="ce57" table:formula="of:=[.D6]*[.E6]" office:value-type="float" office:value="-1" calcext:value-type="float">
            <text:p>-1</text:p>
          </table:table-cell>
          <table:table-cell table:style-name="ce57" table:formula="of:=[.C6]*[.D6]*[.E6]" office:value-type="float" office:value="1" calcext:value-type="float">
            <text:p>1</text:p>
          </table:table-cell>
          <table:table-cell table:style-name="ce72" table:formula="of:=AVERAGE([2_mw_1_server.G14:.G15])" office:value-type="float" office:value="63.2942600250244" calcext:value-type="float">
            <text:p>63.29</text:p>
          </table:table-cell>
          <table:table-cell table:style-name="ce72" table:formula="of:=AVERAGE([2_mw_1_server.G16:.G17])" office:value-type="float" office:value="63.2637271881104" calcext:value-type="float">
            <text:p>63.26</text:p>
          </table:table-cell>
          <table:table-cell table:style-name="ce72" table:formula="of:=AVERAGE([2_mw_1_server.G18:.G19])" office:value-type="float" office:value="63.1350288391114" calcext:value-type="float">
            <text:p>63.14</text:p>
          </table:table-cell>
          <table:table-cell table:style-name="ce72" table:formula="of:=AVERAGE([.$J6:.$L6])" office:value-type="float" office:value="63.2310053507487" calcext:value-type="float">
            <text:p>63.23</text:p>
          </table:table-cell>
          <table:table-cell table:style-name="ce74" table:formula="of:=[.B$12]+[.C$12]*[.C6]+[.D$12]*[.D6]+[.E$12]*[.E6]+[.F$12]*[.F6]+[.G$12]*[.G6]+[.H$12]*[.H6]+[.I$12]*[.I6]-[.M6]" office:value-type="float" office:value="0" calcext:value-type="float">
            <text:p>0</text:p>
          </table:table-cell>
          <table:table-cell table:style-name="ce75" table:formula="of:=[.J6]-[.$M6]" office:value-type="float" office:value="0.0632546742757043" calcext:value-type="float">
            <text:p>0.1</text:p>
          </table:table-cell>
          <table:table-cell table:style-name="ce75" table:formula="of:=[.K6]-[.$M6]" office:value-type="float" office:value="0.032721837361656" calcext:value-type="float">
            <text:p>0.0</text:p>
          </table:table-cell>
          <table:table-cell table:style-name="ce75" table:formula="of:=[.L6]-[.$M6]" office:value-type="float" office:value="-0.0959765116373461" calcext:value-type="float">
            <text:p>-0.1</text:p>
          </table:table-cell>
          <table:table-cell table:style-name="ce77" table:number-columns-repeated="3"/>
          <table:table-cell table:number-columns-repeated="1003"/>
        </table:table-row>
        <table:table-row table:style-name="ro2">
          <table:table-cell table:style-name="ce55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-1" calcext:value-type="float">
            <text:p>-1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table:formula="of:=[.C7]*[.D7]" office:value-type="float" office:value="-1" calcext:value-type="float">
            <text:p>-1</text:p>
          </table:table-cell>
          <table:table-cell table:style-name="ce57" table:formula="of:=[.C7]*[.E7]" office:value-type="float" office:value="-1" calcext:value-type="float">
            <text:p>-1</text:p>
          </table:table-cell>
          <table:table-cell table:style-name="ce57" table:formula="of:=[.D7]*[.E7]" office:value-type="float" office:value="1" calcext:value-type="float">
            <text:p>1</text:p>
          </table:table-cell>
          <table:table-cell table:style-name="ce57" table:formula="of:=[.C7]*[.D7]*[.E7]" office:value-type="float" office:value="-1" calcext:value-type="float">
            <text:p>-1</text:p>
          </table:table-cell>
          <table:table-cell table:style-name="ce72" table:formula="of:=AVERAGE([2_mw_1_server.G20:.G21])" office:value-type="float" office:value="62.5670108795166" calcext:value-type="float">
            <text:p>62.57</text:p>
          </table:table-cell>
          <table:table-cell table:style-name="ce72" table:formula="of:=AVERAGE([2_mw_1_server.G22:.G23])" office:value-type="float" office:value="62.4533653259277" calcext:value-type="float">
            <text:p>62.45</text:p>
          </table:table-cell>
          <table:table-cell table:style-name="ce72" table:formula="of:=AVERAGE([2_mw_1_server.G24:.G25])" office:value-type="float" office:value="62.3274440765381" calcext:value-type="float">
            <text:p>62.33</text:p>
          </table:table-cell>
          <table:table-cell table:style-name="ce72" table:formula="of:=AVERAGE([.$J7:.$L7])" office:value-type="float" office:value="62.4492734273275" calcext:value-type="float">
            <text:p>62.45</text:p>
          </table:table-cell>
          <table:table-cell table:style-name="ce74" table:formula="of:=[.B$12]+[.C$12]*[.C7]+[.D$12]*[.D7]+[.E$12]*[.E7]+[.F$12]*[.F7]+[.G$12]*[.G7]+[.H$12]*[.H7]+[.I$12]*[.I7]-[.M7]" office:value-type="float" office:value="0" calcext:value-type="float">
            <text:p>0</text:p>
          </table:table-cell>
          <table:table-cell table:style-name="ce75" table:formula="of:=[.J7]-[.$M7]" office:value-type="float" office:value="0.117737452189147" calcext:value-type="float">
            <text:p>0.1</text:p>
          </table:table-cell>
          <table:table-cell table:style-name="ce75" table:formula="of:=[.K7]-[.$M7]" office:value-type="float" office:value="0.00409189860024384" calcext:value-type="float">
            <text:p>0.0</text:p>
          </table:table-cell>
          <table:table-cell table:style-name="ce75" table:formula="of:=[.L7]-[.$M7]" office:value-type="float" office:value="-0.121829350789405" calcext:value-type="float">
            <text:p>-0.1</text:p>
          </table:table-cell>
          <table:table-cell table:style-name="ce77" table:number-columns-repeated="3"/>
          <table:table-cell table:number-columns-repeated="1003"/>
        </table:table-row>
        <table:table-row table:style-name="ro2">
          <table:table-cell table:style-name="ce55" office:value-type="float" office:value="5" calcext:value-type="float">
            <text:p>5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-1" calcext:value-type="float">
            <text:p>-1</text:p>
          </table:table-cell>
          <table:table-cell table:style-name="ce57" table:formula="of:=[.C8]*[.D8]" office:value-type="float" office:value="-1" calcext:value-type="float">
            <text:p>-1</text:p>
          </table:table-cell>
          <table:table-cell table:style-name="ce57" table:formula="of:=[.C8]*[.E8]" office:value-type="float" office:value="-1" calcext:value-type="float">
            <text:p>-1</text:p>
          </table:table-cell>
          <table:table-cell table:style-name="ce57" table:formula="of:=[.D8]*[.E8]" office:value-type="float" office:value="1" calcext:value-type="float">
            <text:p>1</text:p>
          </table:table-cell>
          <table:table-cell table:style-name="ce57" table:formula="of:=[.C8]*[.D8]*[.E8]" office:value-type="float" office:value="1" calcext:value-type="float">
            <text:p>1</text:p>
          </table:table-cell>
          <table:table-cell table:style-name="ce72" table:formula="of:=[1_mw_3_server.G8]" office:value-type="float" office:value="127.416534423828" calcext:value-type="float">
            <text:p>127.42</text:p>
          </table:table-cell>
          <table:table-cell table:style-name="ce72" table:formula="of:=[1_mw_3_server.G9]" office:value-type="float" office:value="128.731948852539" calcext:value-type="float">
            <text:p>128.73</text:p>
          </table:table-cell>
          <table:table-cell table:style-name="ce72" table:formula="of:=[1_mw_3_server.G10]" office:value-type="float" office:value="124.850921630859" calcext:value-type="float">
            <text:p>124.85</text:p>
          </table:table-cell>
          <table:table-cell table:style-name="ce72" table:formula="of:=AVERAGE([.$J8:.$L8])" office:value-type="float" office:value="126.999801635742" calcext:value-type="float">
            <text:p>127.00</text:p>
          </table:table-cell>
          <table:table-cell table:style-name="ce74" table:formula="of:=[.B$12]+[.C$12]*[.C8]+[.D$12]*[.D8]+[.E$12]*[.E8]+[.F$12]*[.F8]+[.G$12]*[.G8]+[.H$12]*[.H8]+[.I$12]*[.I8]-[.M8]" office:value-type="float" office:value="0" calcext:value-type="float">
            <text:p>0</text:p>
          </table:table-cell>
          <table:table-cell table:style-name="ce75" table:formula="of:=[.J8]-[.$M8]" office:value-type="float" office:value="0.416732788085994" calcext:value-type="float">
            <text:p>0.4</text:p>
          </table:table-cell>
          <table:table-cell table:style-name="ce75" table:formula="of:=[.K8]-[.$M8]" office:value-type="float" office:value="1.732147216797" calcext:value-type="float">
            <text:p>1.7</text:p>
          </table:table-cell>
          <table:table-cell table:style-name="ce75" table:formula="of:=[.L8]-[.$M8]" office:value-type="float" office:value="-2.148880004883" calcext:value-type="float">
            <text:p>-2.1</text:p>
          </table:table-cell>
          <table:table-cell table:style-name="ce77" table:number-columns-repeated="3"/>
          <table:table-cell table:number-columns-repeated="1003"/>
        </table:table-row>
        <table:table-row table:style-name="ro2">
          <table:table-cell table:style-name="ce55" office:value-type="float" office:value="6" calcext:value-type="float">
            <text:p>6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-1" calcext:value-type="float">
            <text:p>-1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formula="of:=[.C9]*[.D9]" office:value-type="float" office:value="-1" calcext:value-type="float">
            <text:p>-1</text:p>
          </table:table-cell>
          <table:table-cell table:style-name="ce57" table:formula="of:=[.C9]*[.E9]" office:value-type="float" office:value="1" calcext:value-type="float">
            <text:p>1</text:p>
          </table:table-cell>
          <table:table-cell table:style-name="ce57" table:formula="of:=[.D9]*[.E9]" office:value-type="float" office:value="-1" calcext:value-type="float">
            <text:p>-1</text:p>
          </table:table-cell>
          <table:table-cell table:style-name="ce57" table:formula="of:=[.C9]*[.D9]*[.E9]" office:value-type="float" office:value="-1" calcext:value-type="float">
            <text:p>-1</text:p>
          </table:table-cell>
          <table:table-cell table:style-name="ce72" table:formula="of:=[1_mw_3_server.G11]" office:value-type="float" office:value="95.7272567749024" calcext:value-type="float">
            <text:p>95.73</text:p>
          </table:table-cell>
          <table:table-cell table:style-name="ce72" table:formula="of:=[1_mw_3_server.G12]" office:value-type="float" office:value="97.1120071411133" calcext:value-type="float">
            <text:p>97.11</text:p>
          </table:table-cell>
          <table:table-cell table:style-name="ce72" table:formula="of:=[1_mw_3_server.G13]" office:value-type="float" office:value="96.3316650390625" calcext:value-type="float">
            <text:p>96.33</text:p>
          </table:table-cell>
          <table:table-cell table:style-name="ce72" table:formula="of:=AVERAGE([.$J9:.$L9])" office:value-type="float" office:value="96.3903096516927" calcext:value-type="float">
            <text:p>96.39</text:p>
          </table:table-cell>
          <table:table-cell table:style-name="ce74" table:formula="of:=[.B$12]+[.C$12]*[.C9]+[.D$12]*[.D9]+[.E$12]*[.E9]+[.F$12]*[.F9]+[.G$12]*[.G9]+[.H$12]*[.H9]+[.I$12]*[.I9]-[.M9]" office:value-type="float" office:value="0" calcext:value-type="float">
            <text:p>0</text:p>
          </table:table-cell>
          <table:table-cell table:style-name="ce75" table:formula="of:=[.J9]-[.$M9]" office:value-type="float" office:value="-0.663052876790331" calcext:value-type="float">
            <text:p>-0.7</text:p>
          </table:table-cell>
          <table:table-cell table:style-name="ce75" table:formula="of:=[.K9]-[.$M9]" office:value-type="float" office:value="0.721697489420563" calcext:value-type="float">
            <text:p>0.7</text:p>
          </table:table-cell>
          <table:table-cell table:style-name="ce75" table:formula="of:=[.L9]-[.$M9]" office:value-type="float" office:value="-0.058644612630232" calcext:value-type="float">
            <text:p>-0.1</text:p>
          </table:table-cell>
          <table:table-cell table:style-name="ce77" table:number-columns-repeated="3"/>
          <table:table-cell table:number-columns-repeated="1003"/>
        </table:table-row>
        <table:table-row table:style-name="ro2">
          <table:table-cell table:style-name="ce55" office:value-type="float" office:value="7" calcext:value-type="float">
            <text:p>7</text:p>
          </table:table-cell>
          <table:table-cell table:number-columns-repeated="3" table:style-name="ce57" office:value-type="float" office:value="1" calcext:value-type="float">
            <text:p>1</text:p>
          </table:table-cell>
          <table:table-cell table:style-name="ce57" office:value-type="float" office:value="-1" calcext:value-type="float">
            <text:p>-1</text:p>
          </table:table-cell>
          <table:table-cell table:style-name="ce57" table:formula="of:=[.C10]*[.D10]" office:value-type="float" office:value="1" calcext:value-type="float">
            <text:p>1</text:p>
          </table:table-cell>
          <table:table-cell table:style-name="ce57" table:formula="of:=[.C10]*[.E10]" office:value-type="float" office:value="-1" calcext:value-type="float">
            <text:p>-1</text:p>
          </table:table-cell>
          <table:table-cell table:style-name="ce57" table:formula="of:=[.D10]*[.E10]" office:value-type="float" office:value="-1" calcext:value-type="float">
            <text:p>-1</text:p>
          </table:table-cell>
          <table:table-cell table:style-name="ce57" table:formula="of:=[.C10]*[.D10]*[.E10]" office:value-type="float" office:value="-1" calcext:value-type="float">
            <text:p>-1</text:p>
          </table:table-cell>
          <table:table-cell table:style-name="ce72" table:formula="of:=[2_mw_3_server.G8] + [2_mw_3_server.G24]" office:value-type="float" office:value="110.773342132568" calcext:value-type="float">
            <text:p>110.77</text:p>
          </table:table-cell>
          <table:table-cell table:style-name="ce72" table:formula="of:=[2_mw_3_server.G9] + [2_mw_3_server.G18]" office:value-type="float" office:value="110.598651885986" calcext:value-type="float">
            <text:p>110.60</text:p>
          </table:table-cell>
          <table:table-cell table:style-name="ce72" table:formula="of:=[2_mw_3_server.G10] + [2_mw_3_server.G17]" office:value-type="float" office:value="115.73055267334" calcext:value-type="float">
            <text:p>115.73</text:p>
          </table:table-cell>
          <table:table-cell table:style-name="ce72" table:formula="of:=AVERAGE([.$J10:.$L10])" office:value-type="float" office:value="112.367515563965" calcext:value-type="float">
            <text:p>112.37</text:p>
          </table:table-cell>
          <table:table-cell table:style-name="ce74" table:formula="of:=[.B$12]+[.C$12]*[.C10]+[.D$12]*[.D10]+[.E$12]*[.E10]+[.F$12]*[.F10]+[.G$12]*[.G10]+[.H$12]*[.H10]+[.I$12]*[.I10]-[.M10]" office:value-type="float" office:value="0" calcext:value-type="float">
            <text:p>0</text:p>
          </table:table-cell>
          <table:table-cell table:style-name="ce75" table:formula="of:=[.J10]-[.$M10]" office:value-type="float" office:value="-1.59417343139646" calcext:value-type="float">
            <text:p>-1.6</text:p>
          </table:table-cell>
          <table:table-cell table:style-name="ce75" table:formula="of:=[.K10]-[.$M10]" office:value-type="float" office:value="-1.76886367797856" calcext:value-type="float">
            <text:p>-1.8</text:p>
          </table:table-cell>
          <table:table-cell table:style-name="ce75" table:formula="of:=[.L10]-[.$M10]" office:value-type="float" office:value="3.36303710937504" calcext:value-type="float">
            <text:p>3.4</text:p>
          </table:table-cell>
          <table:table-cell table:style-name="ce77" table:number-columns-repeated="3"/>
          <table:table-cell table:number-columns-repeated="1003"/>
        </table:table-row>
        <table:table-row table:style-name="ro2">
          <table:table-cell table:style-name="ce55" office:value-type="float" office:value="8" calcext:value-type="float">
            <text:p>8</text:p>
          </table:table-cell>
          <table:table-cell table:number-columns-repeated="4" table:style-name="ce57" office:value-type="float" office:value="1" calcext:value-type="float">
            <text:p>1</text:p>
          </table:table-cell>
          <table:table-cell table:style-name="ce57" table:formula="of:=[.C11]*[.D11]" office:value-type="float" office:value="1" calcext:value-type="float">
            <text:p>1</text:p>
          </table:table-cell>
          <table:table-cell table:style-name="ce57" table:formula="of:=[.C11]*[.E11]" office:value-type="float" office:value="1" calcext:value-type="float">
            <text:p>1</text:p>
          </table:table-cell>
          <table:table-cell table:style-name="ce57" table:formula="of:=[.D11]*[.E11]" office:value-type="float" office:value="1" calcext:value-type="float">
            <text:p>1</text:p>
          </table:table-cell>
          <table:table-cell table:style-name="ce57" table:formula="of:=[.C11]*[.D11]*[.E11]" office:value-type="float" office:value="1" calcext:value-type="float">
            <text:p>1</text:p>
          </table:table-cell>
          <table:table-cell table:style-name="ce72" table:formula="of:=[2_mw_3_server.G11] + [2_mw_3_server.G25]" office:value-type="float" office:value="88.8675727844239" calcext:value-type="float">
            <text:p>88.87</text:p>
          </table:table-cell>
          <table:table-cell table:style-name="ce72" table:formula="of:=[2_mw_3_server.G12] + [2_mw_3_server.G15]" office:value-type="float" office:value="89.2016563415528" calcext:value-type="float">
            <text:p>89.20</text:p>
          </table:table-cell>
          <table:table-cell table:style-name="ce72" table:formula="of:=[2_mw_3_server.G13] + [2_mw_3_server.G20]" office:value-type="float" office:value="87.8442306518555" calcext:value-type="float">
            <text:p>87.84</text:p>
          </table:table-cell>
          <table:table-cell table:style-name="ce72" table:formula="of:=AVERAGE([.$J11:.$L11])" office:value-type="float" office:value="88.6378199259441" calcext:value-type="float">
            <text:p>88.64</text:p>
          </table:table-cell>
          <table:table-cell table:style-name="ce74" table:formula="of:=[.B$12]+[.C$12]*[.C11]+[.D$12]*[.D11]+[.E$12]*[.E11]+[.F$12]*[.F11]+[.G$12]*[.G11]+[.H$12]*[.H11]+[.I$12]*[.I11]-[.M11]" office:value-type="float" office:value="0" calcext:value-type="float">
            <text:p>0</text:p>
          </table:table-cell>
          <table:table-cell table:style-name="ce75" table:formula="of:=[.J11]-[.$M11]" office:value-type="float" office:value="0.229752858479827" calcext:value-type="float">
            <text:p>0.2</text:p>
          </table:table-cell>
          <table:table-cell table:style-name="ce75" table:formula="of:=[.K11]-[.$M11]" office:value-type="float" office:value="0.563836415608719" calcext:value-type="float">
            <text:p>0.6</text:p>
          </table:table-cell>
          <table:table-cell table:style-name="ce75" table:formula="of:=[.L11]-[.$M11]" office:value-type="float" office:value="-0.793589274088575" calcext:value-type="float">
            <text:p>-0.8</text:p>
          </table:table-cell>
          <table:table-cell table:style-name="ce77" table:number-columns-repeated="3"/>
          <table:table-cell table:number-columns-repeated="1003"/>
        </table:table-row>
        <table:table-row table:style-name="ro2">
          <table:table-cell table:style-name="ce54"/>
          <table:table-cell table:style-name="ce58" table:formula="of:=SUMPRODUCT([.B$4:.B$11];[.$M$4:.$M$11])/SUM([.$B$4:.$B$11])" office:value-type="float" office:value="84.3047049840291" calcext:value-type="float">
            <text:p>84.30</text:p>
          </table:table-cell>
          <table:table-cell table:style-name="ce58" table:formula="of:=SUMPRODUCT([.C$4:.C$11];[.$M$4:.$M$11])/SUM([.$B$4:.$B$11])" office:value-type="float" office:value="21.7941567103068" calcext:value-type="float">
            <text:p>21.79</text:p>
          </table:table-cell>
          <table:table-cell table:style-name="ce58" table:formula="of:=SUMPRODUCT([.D$4:.D$11];[.$M$4:.$M$11])/SUM([.$B$4:.$B$11])" office:value-type="float" office:value="-2.63330141703285" calcext:value-type="float">
            <text:p>-2.63</text:p>
          </table:table-cell>
          <table:table-cell table:style-name="ce58" table:formula="of:=SUMPRODUCT([.E$4:.E$11];[.$M$4:.$M$11])/SUM([.$B$4:.$B$11])" office:value-type="float" office:value="-6.98953342437741" calcext:value-type="float">
            <text:p>-6.99</text:p>
          </table:table-cell>
          <table:table-cell table:style-name="ce58" table:formula="of:=SUMPRODUCT([.F$4:.F$11];[.$M$4:.$M$11])/SUM([.$B$4:.$B$11])" office:value-type="float" office:value="-2.9628925323486" calcext:value-type="float">
            <text:p>-2.96</text:p>
          </table:table-cell>
          <table:table-cell table:style-name="ce58" table:formula="of:=SUMPRODUCT([.G$4:.G$11];[.$M$4:.$M$11])/SUM([.$B$4:.$B$11])" office:value-type="float" office:value="-6.5952634811401" calcext:value-type="float">
            <text:p>-6.60</text:p>
          </table:table-cell>
          <table:table-cell table:style-name="ce58" table:formula="of:=SUMPRODUCT([.H$4:.H$11];[.$M$4:.$M$11])/SUM([.$B$4:.$B$11])" office:value-type="float" office:value="0.861676534016906" calcext:value-type="float">
            <text:p>0.86</text:p>
          </table:table-cell>
          <table:table-cell table:style-name="ce58" table:formula="of:=SUMPRODUCT([.I$4:.I$11];[.$M$4:.$M$11])/SUM([.$B$4:.$B$11])" office:value-type="float" office:value="0.858272552490215" calcext:value-type="float">
            <text:p>0.86</text:p>
          </table:table-cell>
          <table:table-cell table:style-name="ce54" table:number-columns-repeated="1013"/>
          <table:table-cell/>
        </table:table-row>
        <table:table-row table:style-name="ro2">
          <table:table-cell table:number-columns-repeated="1023"/>
        </table:table-row>
        <table:table-row table:style-name="ro2">
          <table:table-cell table:style-name="ce54"/>
          <table:table-cell table:style-name="ce59" office:value-type="string" calcext:value-type="string">
            <text:p>SS0</text:p>
          </table:table-cell>
          <table:table-cell table:style-name="ce59" table:formula="of:=CONCATENATE(&quot;SS&quot;;[.C3])" office:value-type="string" office:string-value="SSS" calcext:value-type="string">
            <text:p>SSS</text:p>
          </table:table-cell>
          <table:table-cell table:style-name="ce59" table:formula="of:=CONCATENATE(&quot;SS&quot;;[.D3])" office:value-type="string" office:string-value="SSM" calcext:value-type="string">
            <text:p>SSM</text:p>
          </table:table-cell>
          <table:table-cell table:style-name="ce59" table:formula="of:=CONCATENATE(&quot;SS&quot;;[.E3])" office:value-type="string" office:string-value="SSW" calcext:value-type="string">
            <text:p>SSW</text:p>
          </table:table-cell>
          <table:table-cell table:style-name="ce59" table:formula="of:=CONCATENATE(&quot;SS&quot;;[.F3])" office:value-type="string" office:string-value="SSSM" calcext:value-type="string">
            <text:p>SSSM</text:p>
          </table:table-cell>
          <table:table-cell table:style-name="ce59" table:formula="of:=CONCATENATE(&quot;SS&quot;;[.G3])" office:value-type="string" office:string-value="SSSW" calcext:value-type="string">
            <text:p>SSSW</text:p>
          </table:table-cell>
          <table:table-cell table:style-name="ce59" table:formula="of:=CONCATENATE(&quot;SS&quot;;[.H3])" office:value-type="string" office:string-value="SSMW" calcext:value-type="string">
            <text:p>SSMW</text:p>
          </table:table-cell>
          <table:table-cell table:style-name="ce59" table:formula="of:=CONCATENATE(&quot;SS&quot;;[.I3])" office:value-type="string" office:string-value="SSSMW" calcext:value-type="string">
            <text:p>SSSMW</text:p>
          </table:table-cell>
          <table:table-cell table:style-name="ce59" office:value-type="string" calcext:value-type="string">
            <text:p>SSE</text:p>
          </table:table-cell>
          <table:table-cell table:style-name="Default"/>
          <table:table-cell table:style-name="ce59" office:value-type="string" calcext:value-type="string">
            <text:p>SST</text:p>
          </table:table-cell>
          <table:table-cell table:style-name="ce63" office:value-type="string" calcext:value-type="string">
            <text:p>SSY</text:p>
          </table:table-cell>
          <table:table-cell table:style-name="ce63" office:value-type="string" calcext:value-type="string">
            <text:p>SSY-SS0</text:p>
          </table:table-cell>
          <table:table-cell table:style-name="ce76"/>
          <table:table-cell table:style-name="ce54" table:number-columns-repeated="1007"/>
          <table:table-cell table:style-name="ce76"/>
        </table:table-row>
        <table:table-row table:style-name="ro2">
          <table:table-cell/>
          <table:table-cell table:style-name="ce60" table:formula="of:=24*[.B12]^2" office:value-type="float" office:value="170574.79877866" calcext:value-type="float">
            <text:p>170574.80</text:p>
          </table:table-cell>
          <table:table-cell table:style-name="ce60" table:formula="of:=24*[.C12]^2" office:value-type="float" office:value="11399.6464011219" calcext:value-type="float">
            <text:p>11399.65</text:p>
          </table:table-cell>
          <table:table-cell table:style-name="ce60" table:formula="of:=24*[.D12]^2" office:value-type="float" office:value="166.422632470733" calcext:value-type="float">
            <text:p>166.42</text:p>
          </table:table-cell>
          <table:table-cell table:style-name="ce60" table:formula="of:=24*[.E12]^2" office:value-type="float" office:value="1172.48585977174" calcext:value-type="float">
            <text:p>1172.49</text:p>
          </table:table-cell>
          <table:table-cell table:style-name="ce60" table:formula="of:=24*[.F12]^2" office:value-type="float" office:value="210.689571797931" calcext:value-type="float">
            <text:p>210.69</text:p>
          </table:table-cell>
          <table:table-cell table:style-name="ce60" table:formula="of:=24*[.G12]^2" office:value-type="float" office:value="1043.94000925585" calcext:value-type="float">
            <text:p>1043.94</text:p>
          </table:table-cell>
          <table:table-cell table:style-name="ce60" table:formula="of:=24*[.H12]^2" office:value-type="float" office:value="17.8196747826093" calcext:value-type="float">
            <text:p>17.82</text:p>
          </table:table-cell>
          <table:table-cell table:style-name="ce60" table:formula="of:=24*[.I12]^2" office:value-type="float" office:value="17.6791625845936" calcext:value-type="float">
            <text:p>17.68</text:p>
          </table:table-cell>
          <table:table-cell table:style-name="ce60" table:formula="of:=[.M15]-24*SUMPRODUCT([.B12:.I12];[.B12:.I12])" office:value-type="float" office:value="26.9691134343448" calcext:value-type="float">
            <text:p>26.97</text:p>
          </table:table-cell>
          <table:table-cell table:style-name="Default"/>
          <table:table-cell table:style-name="ce60" table:formula="of:=24 * ([.C12]^2 + [.D12]^2 + [.E12]^2 + [.F12]^2 + [.G12]^2+[.H12]^2+[.I12]^2) + [.J15]" office:value-type="float" office:value="14055.6524252197" calcext:value-type="float">
            <text:p>14055.65</text:p>
          </table:table-cell>
          <table:table-cell table:style-name="ce66" table:formula="of:=SUMPRODUCT([.J4:.J11];[.J4:.J11]) + SUMPRODUCT([.K4:.K11];[.K4:.K11])+SUMPRODUCT([.L4:.L11];[.L4:.L11])" office:value-type="float" office:value="184630.45120388" calcext:value-type="float">
            <text:p>184630.45</text:p>
          </table:table-cell>
          <table:table-cell table:style-name="ce66" table:formula="of:=[.M15]-[.B15]" office:value-type="float" office:value="14055.6524252197" calcext:value-type="float">
            <text:p>14055.65</text:p>
          </table:table-cell>
          <table:table-cell table:style-name="Default"/>
          <table:table-cell table:number-columns-repeated="1008"/>
        </table:table-row>
        <table:table-row table:style-name="ro2">
          <table:table-cell/>
          <table:table-cell table:style-name="ce61" office:value-type="string" calcext:value-type="string">
            <text:p>N/A</text:p>
          </table:table-cell>
          <table:table-cell table:style-name="ce64" table:formula="of:=[.C$15]/[.$L$15]" office:value-type="percentage" office:value="0.811036446850934" calcext:value-type="percentage">
            <text:p>81.10%</text:p>
          </table:table-cell>
          <table:table-cell table:style-name="ce64" table:formula="of:=[.D$15]/[.$L$15]" office:value-type="percentage" office:value="0.0118402637911084" calcext:value-type="percentage">
            <text:p>1.18%</text:p>
          </table:table-cell>
          <table:table-cell table:style-name="ce64" table:formula="of:=[.E$15]/[.$L$15]" office:value-type="percentage" office:value="0.083417391402478" calcext:value-type="percentage">
            <text:p>8.34%</text:p>
          </table:table-cell>
          <table:table-cell table:style-name="ce64" table:formula="of:=[.F$15]/[.$L$15]" office:value-type="percentage" office:value="0.0149896685990824" calcext:value-type="percentage">
            <text:p>1.50%</text:p>
          </table:table-cell>
          <table:table-cell table:style-name="ce64" table:formula="of:=[.G$15]/[.$L$15]" office:value-type="percentage" office:value="0.0742718998502506" calcext:value-type="percentage">
            <text:p>7.43%</text:p>
          </table:table-cell>
          <table:table-cell table:style-name="ce64" table:formula="of:=[.H$15]/[.$L$15]" office:value-type="percentage" office:value="0.00126779421143312" calcext:value-type="percentage">
            <text:p>0.13%</text:p>
          </table:table-cell>
          <table:table-cell table:style-name="ce64" table:formula="of:=[.I$15]/[.$L$15]" office:value-type="percentage" office:value="0.00125779736505667" calcext:value-type="percentage">
            <text:p>0.13%</text:p>
          </table:table-cell>
          <table:table-cell table:style-name="ce67" table:formula="of:=[.J15]/[.L15]" office:value-type="percentage" office:value="0.00191873792965703" calcext:value-type="percentage">
            <text:p>0.192%</text:p>
          </table:table-cell>
          <table:table-cell table:style-name="Default"/>
          <table:table-cell table:style-name="ce68" table:formula="of:=SUM([.C16:.J16])" office:value-type="percentage" office:value="1" calcext:value-type="percentage">
            <text:p>100.00%</text:p>
          </table:table-cell>
          <table:table-cell table:style-name="ce69" table:formula="of:=[.M15]-SUM([.B15:.J15])" office:value-type="float" office:value="0" calcext:value-type="float">
            <text:p>0</text:p>
          </table:table-cell>
          <table:table-cell table:style-name="ce74" table:formula="of:=[.L15]-[.N15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65" table:number-columns-repeated="7"/>
          <table:table-cell table:number-columns-repeated="1014"/>
        </table:table-row>
        <table:table-row table:style-name="ro2">
          <table:table-cell/>
          <table:table-cell table:style-name="ce59" table:formula="of:=[.B3]" office:value-type="string" office:string-value="I" calcext:value-type="string">
            <text:p>I</text:p>
          </table:table-cell>
          <table:table-cell table:style-name="ce59" table:formula="of:=[.C3]" office:value-type="string" office:string-value="S" calcext:value-type="string">
            <text:p>S</text:p>
          </table:table-cell>
          <table:table-cell table:style-name="ce59" table:formula="of:=[.D3]" office:value-type="string" office:string-value="M" calcext:value-type="string">
            <text:p>M</text:p>
          </table:table-cell>
          <table:table-cell table:style-name="ce59" table:formula="of:=[.E3]" office:value-type="string" office:string-value="W" calcext:value-type="string">
            <text:p>W</text:p>
          </table:table-cell>
          <table:table-cell table:style-name="ce59" table:formula="of:=[.F3]" office:value-type="string" office:string-value="SM" calcext:value-type="string">
            <text:p>SM</text:p>
          </table:table-cell>
          <table:table-cell table:style-name="ce59" table:formula="of:=[.G3]" office:value-type="string" office:string-value="SW" calcext:value-type="string">
            <text:p>SW</text:p>
          </table:table-cell>
          <table:table-cell table:style-name="ce59" table:formula="of:=[.H3]" office:value-type="string" office:string-value="MW" calcext:value-type="string">
            <text:p>MW</text:p>
          </table:table-cell>
          <table:table-cell table:style-name="ce59" table:formula="of:=[.I3]" office:value-type="string" office:string-value="SMW" calcext:value-type="string">
            <text:p>SMW</text:p>
          </table:table-cell>
          <table:table-cell table:style-name="ce73"/>
          <table:table-cell table:number-columns-repeated="1013"/>
        </table:table-row>
        <table:table-row table:style-name="ro2">
          <table:table-cell/>
          <table:table-cell table:style-name="ce62" table:formula="of:=[.B12]-[.$G$26]" office:value-type="float" office:value="83.742876719799" calcext:value-type="float">
            <text:p>83.74</text:p>
          </table:table-cell>
          <table:table-cell table:style-name="ce62" table:formula="of:=[.C12]-[.$G$26]" office:value-type="float" office:value="21.2323284460767" calcext:value-type="float">
            <text:p>21.23</text:p>
          </table:table-cell>
          <table:table-cell table:style-name="ce62" table:formula="of:=[.D12]-[.$G$26]" office:value-type="float" office:value="-3.19512968126295" calcext:value-type="float">
            <text:p>-3.20</text:p>
          </table:table-cell>
          <table:table-cell table:style-name="ce62" table:formula="of:=[.E12]-[.$G$26]" office:value-type="float" office:value="-7.55136168860751" calcext:value-type="float">
            <text:p>-7.55</text:p>
          </table:table-cell>
          <table:table-cell table:style-name="ce62" table:formula="of:=[.F12]-[.$G$26]" office:value-type="float" office:value="-3.52472079657871" calcext:value-type="float">
            <text:p>-3.52</text:p>
          </table:table-cell>
          <table:table-cell table:style-name="ce62" table:formula="of:=[.G12]-[.$G$26]" office:value-type="float" office:value="-7.15709174537021" calcext:value-type="float">
            <text:p>-7.16</text:p>
          </table:table-cell>
          <table:table-cell table:style-name="ce62" table:formula="of:=[.H12]-[.$G$26]" office:value-type="float" office:value="0.299848269786804" calcext:value-type="float">
            <text:p>0.30</text:p>
          </table:table-cell>
          <table:table-cell table:style-name="ce62" table:formula="of:=[.I12]-[.$G$26]" office:value-type="float" office:value="0.296444288260112" calcext:value-type="float">
            <text:p>0.30</text:p>
          </table:table-cell>
          <table:table-cell table:number-columns-repeated="1014"/>
        </table:table-row>
        <table:table-row table:style-name="ro2">
          <table:table-cell/>
          <table:table-cell table:style-name="ce62" table:formula="of:=[.B12]+[.$G$26]" office:value-type="float" office:value="84.8665332482592" calcext:value-type="float">
            <text:p>84.87</text:p>
          </table:table-cell>
          <table:table-cell table:style-name="ce62" table:formula="of:=[.C12]+[.$G$26]" office:value-type="float" office:value="22.3559849745369" calcext:value-type="float">
            <text:p>22.36</text:p>
          </table:table-cell>
          <table:table-cell table:style-name="ce62" table:formula="of:=[.D12]+[.$G$26]" office:value-type="float" office:value="-2.07147315280274" calcext:value-type="float">
            <text:p>-2.07</text:p>
          </table:table-cell>
          <table:table-cell table:style-name="ce62" table:formula="of:=[.E12]+[.$G$26]" office:value-type="float" office:value="-6.42770516014731" calcext:value-type="float">
            <text:p>-6.43</text:p>
          </table:table-cell>
          <table:table-cell table:style-name="ce62" table:formula="of:=[.F12]+[.$G$26]" office:value-type="float" office:value="-2.4010642681185" calcext:value-type="float">
            <text:p>-2.40</text:p>
          </table:table-cell>
          <table:table-cell table:style-name="ce62" table:formula="of:=[.G12]+[.$G$26]" office:value-type="float" office:value="-6.03343521691" calcext:value-type="float">
            <text:p>-6.03</text:p>
          </table:table-cell>
          <table:table-cell table:style-name="ce62" table:formula="of:=[.H12]+[.$G$26]" office:value-type="float" office:value="1.42350479824701" calcext:value-type="float">
            <text:p>1.42</text:p>
          </table:table-cell>
          <table:table-cell table:style-name="ce62" table:formula="of:=[.I12]+[.$G$26]" office:value-type="float" office:value="1.42010081672032" calcext:value-type="float">
            <text:p>1.42</text:p>
          </table:table-cell>
          <table:table-cell table:number-columns-repeated="1014"/>
        </table:table-row>
        <table:table-row table:style-name="ro2">
          <table:table-cell table:number-columns-repeated="1023"/>
        </table:table-row>
        <table:table-row table:style-name="ro2">
          <table:table-cell/>
          <table:table-cell table:style-name="ce59" table:formula="of:=[$'Read Only'.$B$14]" office:value-type="string" office:string-value="SS0" calcext:value-type="string">
            <text:p>SS0</text:p>
          </table:table-cell>
          <table:table-cell table:style-name="ce60" table:formula="of:=[$'Read Only'.$B$15]" office:value-type="float" office:value="170574.79877866" calcext:value-type="float">
            <text:p>170574.80</text:p>
          </table:table-cell>
          <table:table-cell table:style-name="ce61" table:formula="of:=[$'Read Only'.$B$16]" office:value-type="string" office:string-value="N/A" calcext:value-type="string">
            <text:p>N/A</text:p>
          </table:table-cell>
          <table:table-cell/>
          <table:table-cell table:style-name="ce70" office:value-type="string" calcext:value-type="string">
            <text:p>t</text:p>
          </table:table-cell>
          <table:table-cell table:style-name="ce71" office:value-type="float" office:value="2.12" calcext:value-type="float">
            <text:p>2.12</text:p>
          </table:table-cell>
          <table:table-cell office:value-type="string" calcext:value-type="string">
            <text:p>T-value at 2^3(r-1) = 16 degrees of freedom</text:p>
          </table:table-cell>
          <table:table-cell table:number-columns-repeated="1015"/>
        </table:table-row>
        <table:table-row table:style-name="ro2">
          <table:table-cell/>
          <table:table-cell table:style-name="ce59" table:formula="of:=[$'Read Only'.$C$14]" office:value-type="string" office:string-value="SSS" calcext:value-type="string">
            <text:p>SSS</text:p>
          </table:table-cell>
          <table:table-cell table:style-name="ce60" table:formula="of:=[$'Read Only'.$C$15]" office:value-type="float" office:value="11399.6464011219" calcext:value-type="float">
            <text:p>11399.65</text:p>
          </table:table-cell>
          <table:table-cell table:style-name="ce67" table:formula="of:=[$'Read Only'.$C$16]" office:value-type="percentage" office:value="0.811036446850934" calcext:value-type="percentage">
            <text:p>81.104%</text:p>
          </table:table-cell>
          <table:table-cell table:number-columns-repeated="1019"/>
        </table:table-row>
        <table:table-row table:style-name="ro2">
          <table:table-cell/>
          <table:table-cell table:style-name="ce59" table:formula="of:=[$'Read Only'.$D$14]" office:value-type="string" office:string-value="SSM" calcext:value-type="string">
            <text:p>SSM</text:p>
          </table:table-cell>
          <table:table-cell table:style-name="ce60" table:formula="of:=[$'Read Only'.$D$15]" office:value-type="float" office:value="166.422632470733" calcext:value-type="float">
            <text:p>166.42</text:p>
          </table:table-cell>
          <table:table-cell table:style-name="ce67" table:formula="of:=[$'Read Only'.$D$16]" office:value-type="percentage" office:value="0.0118402637911084" calcext:value-type="percentage">
            <text:p>1.184%</text:p>
          </table:table-cell>
          <table:table-cell/>
          <table:table-cell table:style-name="ce59" office:value-type="string" calcext:value-type="string">
            <text:p>s_e</text:p>
          </table:table-cell>
          <table:table-cell table:style-name="ce62" table:formula="of:=SQRT([.J15]/16)" office:value-type="float" office:value="1.29829487777105" calcext:value-type="float">
            <text:p>1.30</text:p>
          </table:table-cell>
          <table:table-cell table:number-columns-repeated="1016"/>
        </table:table-row>
        <table:table-row table:style-name="ro2">
          <table:table-cell/>
          <table:table-cell table:style-name="ce59" table:formula="of:=[$'Read Only'.$E$14]" office:value-type="string" office:string-value="SSW" calcext:value-type="string">
            <text:p>SSW</text:p>
          </table:table-cell>
          <table:table-cell table:style-name="ce60" table:formula="of:=[$'Read Only'.$E$15]" office:value-type="float" office:value="1172.48585977174" calcext:value-type="float">
            <text:p>1172.49</text:p>
          </table:table-cell>
          <table:table-cell table:style-name="ce67" table:formula="of:=[$'Read Only'.$E$16]" office:value-type="percentage" office:value="0.083417391402478" calcext:value-type="percentage">
            <text:p>8.342%</text:p>
          </table:table-cell>
          <table:table-cell/>
          <table:table-cell table:style-name="ce59" office:value-type="string" calcext:value-type="string">
            <text:p>s_q_i</text:p>
          </table:table-cell>
          <table:table-cell table:style-name="ce62" table:formula="of:=[.G24]/SQRT(24)" office:value-type="float" office:value="0.265013332184011" calcext:value-type="float">
            <text:p>0.27</text:p>
          </table:table-cell>
          <table:table-cell table:number-columns-repeated="1016"/>
        </table:table-row>
        <table:table-row table:style-name="ro2">
          <table:table-cell/>
          <table:table-cell table:style-name="ce59" table:formula="of:=[$'Read Only'.$F$14]" office:value-type="string" office:string-value="SSSM" calcext:value-type="string">
            <text:p>SSSM</text:p>
          </table:table-cell>
          <table:table-cell table:style-name="ce60" table:formula="of:=[$'Read Only'.$F$15]" office:value-type="float" office:value="210.689571797931" calcext:value-type="float">
            <text:p>210.69</text:p>
          </table:table-cell>
          <table:table-cell table:style-name="ce67" table:formula="of:=[$'Read Only'.$F$16]" office:value-type="percentage" office:value="0.0149896685990824" calcext:value-type="percentage">
            <text:p>1.499%</text:p>
          </table:table-cell>
          <table:table-cell/>
          <table:table-cell table:style-name="ce59" office:value-type="string" calcext:value-type="string">
            <text:p>q_i</text:p>
          </table:table-cell>
          <table:table-cell table:style-name="ce62" table:formula="of:=[.G22]*[.G25]" office:value-type="float" office:value="0.561828264230103" calcext:value-type="float">
            <text:p>0.56</text:p>
          </table:table-cell>
          <table:table-cell table:number-columns-repeated="1016"/>
        </table:table-row>
        <table:table-row table:style-name="ro2">
          <table:table-cell/>
          <table:table-cell table:style-name="ce59" table:formula="of:=[$'Read Only'.$G$14]" office:value-type="string" office:string-value="SSSW" calcext:value-type="string">
            <text:p>SSSW</text:p>
          </table:table-cell>
          <table:table-cell table:style-name="ce60" table:formula="of:=[$'Read Only'.$G$15]" office:value-type="float" office:value="1043.94000925585" calcext:value-type="float">
            <text:p>1043.94</text:p>
          </table:table-cell>
          <table:table-cell table:style-name="ce67" table:formula="of:=[$'Read Only'.$G$16]" office:value-type="percentage" office:value="0.0742718998502506" calcext:value-type="percentage">
            <text:p>7.427%</text:p>
          </table:table-cell>
          <table:table-cell table:number-columns-repeated="1019"/>
        </table:table-row>
        <table:table-row table:style-name="ro2">
          <table:table-cell/>
          <table:table-cell table:style-name="ce59" table:formula="of:=[$'Read Only'.$H$14]" office:value-type="string" office:string-value="SSMW" calcext:value-type="string">
            <text:p>SSMW</text:p>
          </table:table-cell>
          <table:table-cell table:style-name="ce60" table:formula="of:=[$'Read Only'.$H$15]" office:value-type="float" office:value="17.8196747826093" calcext:value-type="float">
            <text:p>17.82</text:p>
          </table:table-cell>
          <table:table-cell table:style-name="ce67" table:formula="of:=[$'Read Only'.$H$16]" office:value-type="percentage" office:value="0.00126779421143312" calcext:value-type="percentage">
            <text:p>0.127%</text:p>
          </table:table-cell>
          <table:table-cell table:number-columns-repeated="1019"/>
        </table:table-row>
        <table:table-row table:style-name="ro2">
          <table:table-cell/>
          <table:table-cell table:style-name="ce59" table:formula="of:=[$'Read Only'.$I$14]" office:value-type="string" office:string-value="SSSMW" calcext:value-type="string">
            <text:p>SSSMW</text:p>
          </table:table-cell>
          <table:table-cell table:style-name="ce60" table:formula="of:=[$'Read Only'.$I$15]" office:value-type="float" office:value="17.6791625845936" calcext:value-type="float">
            <text:p>17.68</text:p>
          </table:table-cell>
          <table:table-cell table:style-name="ce67" table:formula="of:=[$'Read Only'.$I$16]" office:value-type="percentage" office:value="0.00125779736505667" calcext:value-type="percentage">
            <text:p>0.126%</text:p>
          </table:table-cell>
          <table:table-cell table:number-columns-repeated="1019"/>
        </table:table-row>
        <table:table-row table:style-name="ro2">
          <table:table-cell/>
          <table:table-cell table:style-name="ce59" table:formula="of:=[$'Read Only'.$J$14]" office:value-type="string" office:string-value="SSE" calcext:value-type="string">
            <text:p>SSE</text:p>
          </table:table-cell>
          <table:table-cell table:style-name="ce60" table:formula="of:=[$'Read Only'.$J$15]" office:value-type="float" office:value="26.9691134343448" calcext:value-type="float">
            <text:p>26.97</text:p>
          </table:table-cell>
          <table:table-cell table:style-name="ce67" table:formula="of:=[$'Read Only'.$J$16]" office:value-type="percentage" office:value="0.00191873792965703" calcext:value-type="percentage">
            <text:p>0.192%</text:p>
          </table:table-cell>
          <table:table-cell table:number-columns-repeated="1019"/>
        </table:table-row>
        <table:table-row table:style-name="ro2">
          <table:table-cell/>
          <table:table-cell table:style-name="Default" table:number-columns-repeated="3"/>
          <table:table-cell table:number-columns-repeated="1019"/>
        </table:table-row>
        <table:table-row table:style-name="ro2">
          <table:table-cell/>
          <table:table-cell table:style-name="ce59" table:formula="of:=[$'Read Only'.$L$14]" office:value-type="string" office:string-value="SST" calcext:value-type="string">
            <text:p>SST</text:p>
          </table:table-cell>
          <table:table-cell table:style-name="ce60" table:formula="of:=[$'Read Only'.$L$15]" office:value-type="float" office:value="14055.6524252197" calcext:value-type="float">
            <text:p>14055.65</text:p>
          </table:table-cell>
          <table:table-cell table:style-name="ce68" table:formula="of:=[$'Read Only'.$L$16]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2">
          <table:table-cell/>
          <table:table-cell table:style-name="ce63" table:formula="of:=[$'Read Only'.$M$14]" office:value-type="string" office:string-value="SSY" calcext:value-type="string">
            <text:p>SSY</text:p>
          </table:table-cell>
          <table:table-cell table:style-name="ce66" table:formula="of:=[$'Read Only'.$M$15]" office:value-type="float" office:value="184630.45120388" calcext:value-type="float">
            <text:p>184630.45</text:p>
          </table:table-cell>
          <table:table-cell table:style-name="ce69" table:formula="of:=[$'Read Only'.$M$16]" office:value-type="float" office:value="0" calcext:value-type="float">
            <text:p>0</text:p>
          </table:table-cell>
          <table:table-cell table:number-columns-repeated="1019"/>
        </table:table-row>
        <table:table-row table:style-name="ro2" table:number-rows-repeated="11">
          <table:table-cell table:number-columns-repeated="1023"/>
        </table:table-row>
        <table:table-row table:style-name="ro2" table:number-rows-repeated="9">
          <table:table-cell table:style-name="Default" table:number-columns-repeated="9"/>
          <table:table-cell table:number-columns-repeated="1014"/>
        </table:table-row>
        <table:table-row table:style-name="ro2" table:number-rows-repeated="1048522">
          <table:table-cell table:number-columns-repeated="1023"/>
        </table:table-row>
        <table:table-row table:style-name="ro2">
          <table:table-cell table:number-columns-repeated="1023"/>
        </table:table-row>
        <calcext:conditional-formats>
          <calcext:conditional-format calcext:target-range-address="'Read Only'.B4:'Read Only'.I11">
            <calcext:color-scale>
              <calcext:color-scale-entry calcext:value="-1" calcext:type="number" calcext:color="#ff0000"/>
              <calcext:color-scale-entry calcext:value="1" calcext:type="number" calcext:color="#00cc00"/>
            </calcext:color-scale>
          </calcext:conditional-format>
        </calcext:conditional-formats>
      </table:table>
      <table:table table:name="Write Only" table:style-name="ta1">
        <table:table-column table:style-name="co1" table:default-cell-style-name="ce56"/>
        <table:table-column table:style-name="co2" table:default-cell-style-name="ce56"/>
        <table:table-column table:style-name="co3" table:default-cell-style-name="ce56"/>
        <table:table-column table:style-name="co2" table:default-cell-style-name="ce56"/>
        <table:table-column table:style-name="co1" table:number-columns-repeated="7" table:default-cell-style-name="ce56"/>
        <table:table-column table:style-name="co2" table:number-columns-repeated="3" table:default-cell-style-name="ce56"/>
        <table:table-column table:style-name="co1" table:number-columns-repeated="1008" table:default-cell-style-name="ce56"/>
        <table:table-column table:style-name="co1" table:default-cell-style-name="Default"/>
        <table:table-row table:style-name="ro1">
          <table:table-cell table:style-name="ce53" office:value-type="string" calcext:value-type="string">
            <text:p>Write Only</text:p>
          </table:table-cell>
          <table:table-cell table:style-name="ce54" table:number-columns-repeated="1021"/>
          <table:table-cell/>
        </table:table-row>
        <table:table-row table:style-name="ro1">
          <table:table-cell table:style-name="ce53"/>
          <table:table-cell table:style-name="ce54" table:number-columns-repeated="1021"/>
          <table:table-cell/>
        </table:table-row>
        <table:table-row table:style-name="ro2">
          <table:table-cell table:number-columns-repeated="2" table:style-name="ce54" office:value-type="string" calcext:value-type="string">
            <text:p>I</text:p>
          </table:table-cell>
          <table:table-cell table:style-name="ce54" office:value-type="string" calcext:value-type="string">
            <text:p>S</text:p>
          </table:table-cell>
          <table:table-cell table:style-name="ce54" office:value-type="string" calcext:value-type="string">
            <text:p>M</text:p>
          </table:table-cell>
          <table:table-cell table:style-name="ce54" office:value-type="string" calcext:value-type="string">
            <text:p>W</text:p>
          </table:table-cell>
          <table:table-cell table:style-name="ce54" office:value-type="string" calcext:value-type="string">
            <text:p>SM</text:p>
          </table:table-cell>
          <table:table-cell table:style-name="ce54" office:value-type="string" calcext:value-type="string">
            <text:p>SW</text:p>
          </table:table-cell>
          <table:table-cell table:style-name="ce54" office:value-type="string" calcext:value-type="string">
            <text:p>MW</text:p>
          </table:table-cell>
          <table:table-cell table:style-name="ce54" office:value-type="string" calcext:value-type="string">
            <text:p>SMW</text:p>
          </table:table-cell>
          <table:table-cell table:style-name="ce54" office:value-type="string" calcext:value-type="string">
            <text:p>Run 1</text:p>
          </table:table-cell>
          <table:table-cell table:style-name="ce54" office:value-type="string" calcext:value-type="string">
            <text:p>Run 2</text:p>
          </table:table-cell>
          <table:table-cell table:style-name="ce54" office:value-type="string" calcext:value-type="string">
            <text:p>Run 3</text:p>
          </table:table-cell>
          <table:table-cell table:style-name="ce54" office:value-type="string" calcext:value-type="string">
            <text:p>avg</text:p>
          </table:table-cell>
          <table:table-cell table:style-name="ce54"/>
          <table:table-cell table:style-name="ce54" office:value-type="string" calcext:value-type="string">
            <text:p>E1</text:p>
          </table:table-cell>
          <table:table-cell table:style-name="ce54" office:value-type="string" calcext:value-type="string">
            <text:p>E2</text:p>
          </table:table-cell>
          <table:table-cell table:style-name="ce54" office:value-type="string" calcext:value-type="string">
            <text:p>E3</text:p>
          </table:table-cell>
          <table:table-cell table:style-name="ce54" table:number-columns-repeated="1005"/>
          <table:table-cell/>
        </table:table-row>
        <table:table-row table:style-name="ro2">
          <table:table-cell table:style-name="ce55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-1" calcext:value-type="float">
            <text:p>-1</text:p>
          </table:table-cell>
          <table:table-cell table:style-name="ce78" table:formula="of:=[.C4]*[.D4]" office:value-type="float" office:value="1" calcext:value-type="float">
            <text:p>1</text:p>
          </table:table-cell>
          <table:table-cell table:style-name="ce78" table:formula="of:=[.C4]*[.E4]" office:value-type="float" office:value="1" calcext:value-type="float">
            <text:p>1</text:p>
          </table:table-cell>
          <table:table-cell table:style-name="ce78" table:formula="of:=[.D4]*[.E4]" office:value-type="float" office:value="1" calcext:value-type="float">
            <text:p>1</text:p>
          </table:table-cell>
          <table:table-cell table:style-name="ce78" table:formula="of:=[.C4]*[.D4]*[.E4]" office:value-type="float" office:value="-1" calcext:value-type="float">
            <text:p>-1</text:p>
          </table:table-cell>
          <table:table-cell table:style-name="ce72" table:formula="of:=[$1_mw_1_server.G2]" office:value-type="float" office:value="20.1557312011719" calcext:value-type="float">
            <text:p>20.16</text:p>
          </table:table-cell>
          <table:table-cell table:style-name="ce72" table:formula="of:=[$1_mw_1_server.G3]" office:value-type="float" office:value="22.0106010437012" calcext:value-type="float">
            <text:p>22.01</text:p>
          </table:table-cell>
          <table:table-cell table:style-name="ce72" table:formula="of:=[$1_mw_1_server.G4]" office:value-type="float" office:value="20.5581016540527" calcext:value-type="float">
            <text:p>20.56</text:p>
          </table:table-cell>
          <table:table-cell table:style-name="ce72" table:formula="of:=AVERAGE([.$J4:.$L4])" office:value-type="float" office:value="20.9081446329753" calcext:value-type="float">
            <text:p>20.91</text:p>
          </table:table-cell>
          <table:table-cell table:style-name="ce74" table:formula="of:=[.B$12]+[.C$12]*[.C4]+[.D$12]*[.D4]+[.E$12]*[.E4]+[.F$12]*[.F4]+[.G$12]*[.G4]+[.H$12]*[.H4]+[.I$12]*[.I4]-[.M4]" office:value-type="float" office:value="0" calcext:value-type="float">
            <text:p>0</text:p>
          </table:table-cell>
          <table:table-cell table:style-name="ce75" table:formula="of:=[.J4]-[.$M4]" office:value-type="float" office:value="-0.752413431803365" calcext:value-type="float">
            <text:p>-0.8</text:p>
          </table:table-cell>
          <table:table-cell table:style-name="ce75" table:formula="of:=[.K4]-[.$M4]" office:value-type="float" office:value="1.10245641072594" calcext:value-type="float">
            <text:p>1.1</text:p>
          </table:table-cell>
          <table:table-cell table:style-name="ce75" table:formula="of:=[.L4]-[.$M4]" office:value-type="float" office:value="-0.350042978922566" calcext:value-type="float">
            <text:p>-0.4</text:p>
          </table:table-cell>
          <table:table-cell table:style-name="ce77" table:number-columns-repeated="3"/>
          <table:table-cell table:number-columns-repeated="1003"/>
        </table:table-row>
        <table:table-row table:style-name="ro2">
          <table:table-cell table:style-name="ce55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-1" calcext:value-type="float">
            <text:p>-1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formula="of:=[.C5]*[.D5]" office:value-type="float" office:value="1" calcext:value-type="float">
            <text:p>1</text:p>
          </table:table-cell>
          <table:table-cell table:style-name="ce78" table:formula="of:=[.C5]*[.E5]" office:value-type="float" office:value="-1" calcext:value-type="float">
            <text:p>-1</text:p>
          </table:table-cell>
          <table:table-cell table:style-name="ce78" table:formula="of:=[.D5]*[.E5]" office:value-type="float" office:value="-1" calcext:value-type="float">
            <text:p>-1</text:p>
          </table:table-cell>
          <table:table-cell table:style-name="ce78" table:formula="of:=[.C5]*[.D5]*[.E5]" office:value-type="float" office:value="1" calcext:value-type="float">
            <text:p>1</text:p>
          </table:table-cell>
          <table:table-cell table:style-name="ce72" table:formula="of:=[$1_mw_1_server.G5]" office:value-type="float" office:value="11.7074880599976" calcext:value-type="float">
            <text:p>11.71</text:p>
          </table:table-cell>
          <table:table-cell table:style-name="ce72" table:formula="of:=[$1_mw_1_server.G6]" office:value-type="float" office:value="9.42524147033691" calcext:value-type="float">
            <text:p>9.43</text:p>
          </table:table-cell>
          <table:table-cell table:style-name="ce72" table:formula="of:=[$1_mw_1_server.G7]" office:value-type="float" office:value="11.9886026382446" calcext:value-type="float">
            <text:p>11.99</text:p>
          </table:table-cell>
          <table:table-cell table:style-name="ce72" table:formula="of:=AVERAGE([.$J5:.$L5])" office:value-type="float" office:value="11.040444056193" calcext:value-type="float">
            <text:p>11.04</text:p>
          </table:table-cell>
          <table:table-cell table:style-name="ce74" table:formula="of:=[.B$12]+[.C$12]*[.C5]+[.D$12]*[.D5]+[.E$12]*[.E5]+[.F$12]*[.F5]+[.G$12]*[.G5]+[.H$12]*[.H5]+[.I$12]*[.I5]-[.M5]" office:value-type="float" office:value="0" calcext:value-type="float">
            <text:p>0</text:p>
          </table:table-cell>
          <table:table-cell table:style-name="ce75" table:formula="of:=[.J5]-[.$M5]" office:value-type="float" office:value="0.667044003804563" calcext:value-type="float">
            <text:p>0.7</text:p>
          </table:table-cell>
          <table:table-cell table:style-name="ce75" table:formula="of:=[.K5]-[.$M5]" office:value-type="float" office:value="-1.61520258585613" calcext:value-type="float">
            <text:p>-1.6</text:p>
          </table:table-cell>
          <table:table-cell table:style-name="ce75" table:formula="of:=[.L5]-[.$M5]" office:value-type="float" office:value="0.948158582051564" calcext:value-type="float">
            <text:p>0.9</text:p>
          </table:table-cell>
          <table:table-cell table:style-name="ce77" table:number-columns-repeated="3"/>
          <table:table-cell table:number-columns-repeated="1003"/>
        </table:table-row>
        <table:table-row table:style-name="ro2">
          <table:table-cell table:style-name="ce55" office:value-type="float" office:value="3" calcext:value-type="float">
            <text:p>3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-1" calcext:value-type="float">
            <text:p>-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-1" calcext:value-type="float">
            <text:p>-1</text:p>
          </table:table-cell>
          <table:table-cell table:style-name="ce78" table:formula="of:=[.C6]*[.D6]" office:value-type="float" office:value="-1" calcext:value-type="float">
            <text:p>-1</text:p>
          </table:table-cell>
          <table:table-cell table:style-name="ce78" table:formula="of:=[.C6]*[.E6]" office:value-type="float" office:value="1" calcext:value-type="float">
            <text:p>1</text:p>
          </table:table-cell>
          <table:table-cell table:style-name="ce78" table:formula="of:=[.D6]*[.E6]" office:value-type="float" office:value="-1" calcext:value-type="float">
            <text:p>-1</text:p>
          </table:table-cell>
          <table:table-cell table:style-name="ce78" table:formula="of:=[.C6]*[.D6]*[.E6]" office:value-type="float" office:value="1" calcext:value-type="float">
            <text:p>1</text:p>
          </table:table-cell>
          <table:table-cell table:style-name="ce72" table:formula="of:=AVERAGE([2_mw_1_server.G2:.G3])" office:value-type="float" office:value="15.5945773124695" calcext:value-type="float">
            <text:p>15.59</text:p>
          </table:table-cell>
          <table:table-cell table:style-name="ce72" table:formula="of:=AVERAGE([2_mw_1_server.G3:.G4])" office:value-type="float" office:value="15.133761882782" calcext:value-type="float">
            <text:p>15.13</text:p>
          </table:table-cell>
          <table:table-cell table:style-name="ce72" table:formula="of:=AVERAGE([2_mw_1_server.G6:.G7])" office:value-type="float" office:value="14.0589942932129" calcext:value-type="float">
            <text:p>14.06</text:p>
          </table:table-cell>
          <table:table-cell table:style-name="ce72" table:formula="of:=AVERAGE([.$J6:.$L6])" office:value-type="float" office:value="14.9291111628215" calcext:value-type="float">
            <text:p>14.93</text:p>
          </table:table-cell>
          <table:table-cell table:style-name="ce74" table:formula="of:=[.B$12]+[.C$12]*[.C6]+[.D$12]*[.D6]+[.E$12]*[.E6]+[.F$12]*[.F6]+[.G$12]*[.G6]+[.H$12]*[.H6]+[.I$12]*[.I6]-[.M6]" office:value-type="float" office:value="0" calcext:value-type="float">
            <text:p>0</text:p>
          </table:table-cell>
          <table:table-cell table:style-name="ce75" table:formula="of:=[.J6]-[.$M6]" office:value-type="float" office:value="0.665466149648035" calcext:value-type="float">
            <text:p>0.7</text:p>
          </table:table-cell>
          <table:table-cell table:style-name="ce75" table:formula="of:=[.K6]-[.$M6]" office:value-type="float" office:value="0.204650719960535" calcext:value-type="float">
            <text:p>0.2</text:p>
          </table:table-cell>
          <table:table-cell table:style-name="ce75" table:formula="of:=[.L6]-[.$M6]" office:value-type="float" office:value="-0.870116869608564" calcext:value-type="float">
            <text:p>-0.9</text:p>
          </table:table-cell>
          <table:table-cell table:style-name="ce77" table:number-columns-repeated="3"/>
          <table:table-cell table:number-columns-repeated="1003"/>
        </table:table-row>
        <table:table-row table:style-name="ro2">
          <table:table-cell table:style-name="ce55" office:value-type="float" office:value="4" calcext:value-type="float">
            <text:p>4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-1" calcext:value-type="float">
            <text:p>-1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 table:formula="of:=[.C7]*[.D7]" office:value-type="float" office:value="-1" calcext:value-type="float">
            <text:p>-1</text:p>
          </table:table-cell>
          <table:table-cell table:style-name="ce78" table:formula="of:=[.C7]*[.E7]" office:value-type="float" office:value="-1" calcext:value-type="float">
            <text:p>-1</text:p>
          </table:table-cell>
          <table:table-cell table:style-name="ce78" table:formula="of:=[.D7]*[.E7]" office:value-type="float" office:value="1" calcext:value-type="float">
            <text:p>1</text:p>
          </table:table-cell>
          <table:table-cell table:style-name="ce78" table:formula="of:=[.C7]*[.D7]*[.E7]" office:value-type="float" office:value="-1" calcext:value-type="float">
            <text:p>-1</text:p>
          </table:table-cell>
          <table:table-cell table:style-name="ce72" table:formula="of:=AVERAGE([2_mw_1_server.G8:.G9])" office:value-type="float" office:value="8.99594163894654" calcext:value-type="float">
            <text:p>9.00</text:p>
          </table:table-cell>
          <table:table-cell table:style-name="ce72" table:formula="of:=AVERAGE([2_mw_1_server.G10:.G11])" office:value-type="float" office:value="8.74600791931153" calcext:value-type="float">
            <text:p>8.75</text:p>
          </table:table-cell>
          <table:table-cell table:style-name="ce72" table:formula="of:=AVERAGE([2_mw_1_server.G12:.G13])" office:value-type="float" office:value="8.84767436981202" calcext:value-type="float">
            <text:p>8.85</text:p>
          </table:table-cell>
          <table:table-cell table:style-name="ce72" table:formula="of:=AVERAGE([.$J7:.$L7])" office:value-type="float" office:value="8.86320797602336" calcext:value-type="float">
            <text:p>8.86</text:p>
          </table:table-cell>
          <table:table-cell table:style-name="ce74" table:formula="of:=[.B$12]+[.C$12]*[.C7]+[.D$12]*[.D7]+[.E$12]*[.E7]+[.F$12]*[.F7]+[.G$12]*[.G7]+[.H$12]*[.H7]+[.I$12]*[.I7]-[.M7]" office:value-type="float" office:value="0" calcext:value-type="float">
            <text:p>0</text:p>
          </table:table-cell>
          <table:table-cell table:style-name="ce75" table:formula="of:=[.J7]-[.$M7]" office:value-type="float" office:value="0.132733662923176" calcext:value-type="float">
            <text:p>0.1</text:p>
          </table:table-cell>
          <table:table-cell table:style-name="ce75" table:formula="of:=[.K7]-[.$M7]" office:value-type="float" office:value="-0.117200056711834" calcext:value-type="float">
            <text:p>-0.1</text:p>
          </table:table-cell>
          <table:table-cell table:style-name="ce75" table:formula="of:=[.L7]-[.$M7]" office:value-type="float" office:value="-0.0155336062113438" calcext:value-type="float">
            <text:p>0.0</text:p>
          </table:table-cell>
          <table:table-cell table:style-name="ce77" table:number-columns-repeated="3"/>
          <table:table-cell table:number-columns-repeated="1003"/>
        </table:table-row>
        <table:table-row table:style-name="ro2">
          <table:table-cell table:style-name="ce55" office:value-type="float" office:value="5" calcext:value-type="float">
            <text:p>5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-1" calcext:value-type="float">
            <text:p>-1</text:p>
          </table:table-cell>
          <table:table-cell table:style-name="ce78" table:formula="of:=[.C8]*[.D8]" office:value-type="float" office:value="-1" calcext:value-type="float">
            <text:p>-1</text:p>
          </table:table-cell>
          <table:table-cell table:style-name="ce78" table:formula="of:=[.C8]*[.E8]" office:value-type="float" office:value="-1" calcext:value-type="float">
            <text:p>-1</text:p>
          </table:table-cell>
          <table:table-cell table:style-name="ce78" table:formula="of:=[.D8]*[.E8]" office:value-type="float" office:value="1" calcext:value-type="float">
            <text:p>1</text:p>
          </table:table-cell>
          <table:table-cell table:style-name="ce78" table:formula="of:=[.C8]*[.D8]*[.E8]" office:value-type="float" office:value="1" calcext:value-type="float">
            <text:p>1</text:p>
          </table:table-cell>
          <table:table-cell table:style-name="ce72" table:formula="of:=[1_mw_3_server.G2]" office:value-type="float" office:value="41.3810882568359" calcext:value-type="float">
            <text:p>41.38</text:p>
          </table:table-cell>
          <table:table-cell table:style-name="ce72" table:formula="of:=[1_mw_3_server.G3]" office:value-type="float" office:value="38.4390983581543" calcext:value-type="float">
            <text:p>38.44</text:p>
          </table:table-cell>
          <table:table-cell table:style-name="ce72" table:formula="of:=[1_mw_3_server.G4]" office:value-type="float" office:value="39.4440040588379" calcext:value-type="float">
            <text:p>39.44</text:p>
          </table:table-cell>
          <table:table-cell table:style-name="ce72" table:formula="of:=AVERAGE([.$J8:.$L8])" office:value-type="float" office:value="39.7547302246094" calcext:value-type="float">
            <text:p>39.75</text:p>
          </table:table-cell>
          <table:table-cell table:style-name="ce74" table:formula="of:=[.B$12]+[.C$12]*[.C8]+[.D$12]*[.D8]+[.E$12]*[.E8]+[.F$12]*[.F8]+[.G$12]*[.G8]+[.H$12]*[.H8]+[.I$12]*[.I8]-[.M8]" office:value-type="float" office:value="0" calcext:value-type="float">
            <text:p>0</text:p>
          </table:table-cell>
          <table:table-cell table:style-name="ce75" table:formula="of:=[.J8]-[.$M8]" office:value-type="float" office:value="1.62635803222653" calcext:value-type="float">
            <text:p>1.6</text:p>
          </table:table-cell>
          <table:table-cell table:style-name="ce75" table:formula="of:=[.K8]-[.$M8]" office:value-type="float" office:value="-1.31563186645507" calcext:value-type="float">
            <text:p>-1.3</text:p>
          </table:table-cell>
          <table:table-cell table:style-name="ce75" table:formula="of:=[.L8]-[.$M8]" office:value-type="float" office:value="-0.31072616577147" calcext:value-type="float">
            <text:p>-0.3</text:p>
          </table:table-cell>
          <table:table-cell table:style-name="ce77" table:number-columns-repeated="3"/>
          <table:table-cell table:number-columns-repeated="1003"/>
        </table:table-row>
        <table:table-row table:style-name="ro2">
          <table:table-cell table:style-name="ce55" office:value-type="float" office:value="6" calcext:value-type="float">
            <text:p>6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 office:value-type="float" office:value="-1" calcext:value-type="float">
            <text:p>-1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formula="of:=[.C9]*[.D9]" office:value-type="float" office:value="-1" calcext:value-type="float">
            <text:p>-1</text:p>
          </table:table-cell>
          <table:table-cell table:style-name="ce78" table:formula="of:=[.C9]*[.E9]" office:value-type="float" office:value="1" calcext:value-type="float">
            <text:p>1</text:p>
          </table:table-cell>
          <table:table-cell table:style-name="ce78" table:formula="of:=[.D9]*[.E9]" office:value-type="float" office:value="-1" calcext:value-type="float">
            <text:p>-1</text:p>
          </table:table-cell>
          <table:table-cell table:style-name="ce78" table:formula="of:=[.C9]*[.D9]*[.E9]" office:value-type="float" office:value="-1" calcext:value-type="float">
            <text:p>-1</text:p>
          </table:table-cell>
          <table:table-cell table:style-name="ce72" table:formula="of:=[1_mw_3_server.G5]" office:value-type="float" office:value="21.1801738739014" calcext:value-type="float">
            <text:p>21.18</text:p>
          </table:table-cell>
          <table:table-cell table:style-name="ce72" table:formula="of:=[1_mw_3_server.G6]" office:value-type="float" office:value="23.8240966796875" calcext:value-type="float">
            <text:p>23.82</text:p>
          </table:table-cell>
          <table:table-cell table:style-name="ce72" table:formula="of:=[1_mw_3_server.G7]" office:value-type="float" office:value="24.4235649108887" calcext:value-type="float">
            <text:p>24.42</text:p>
          </table:table-cell>
          <table:table-cell table:style-name="ce72" table:formula="of:=AVERAGE([.$J9:.$L9])" office:value-type="float" office:value="23.1426118214925" calcext:value-type="float">
            <text:p>23.14</text:p>
          </table:table-cell>
          <table:table-cell table:style-name="ce74" table:formula="of:=[.B$12]+[.C$12]*[.C9]+[.D$12]*[.D9]+[.E$12]*[.E9]+[.F$12]*[.F9]+[.G$12]*[.G9]+[.H$12]*[.H9]+[.I$12]*[.I9]-[.M9]" office:value-type="float" office:value="0" calcext:value-type="float">
            <text:p>0</text:p>
          </table:table-cell>
          <table:table-cell table:style-name="ce75" table:formula="of:=[.J9]-[.$M9]" office:value-type="float" office:value="-1.96243794759113" calcext:value-type="float">
            <text:p>-2.0</text:p>
          </table:table-cell>
          <table:table-cell table:style-name="ce75" table:formula="of:=[.K9]-[.$M9]" office:value-type="float" office:value="0.681484858194967" calcext:value-type="float">
            <text:p>0.7</text:p>
          </table:table-cell>
          <table:table-cell table:style-name="ce75" table:formula="of:=[.L9]-[.$M9]" office:value-type="float" office:value="1.28095308939617" calcext:value-type="float">
            <text:p>1.3</text:p>
          </table:table-cell>
          <table:table-cell table:style-name="ce77" table:number-columns-repeated="3"/>
          <table:table-cell table:number-columns-repeated="1003"/>
        </table:table-row>
        <table:table-row table:style-name="ro2">
          <table:table-cell table:style-name="ce55" office:value-type="float" office:value="7" calcext:value-type="float">
            <text:p>7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78" office:value-type="float" office:value="-1" calcext:value-type="float">
            <text:p>-1</text:p>
          </table:table-cell>
          <table:table-cell table:style-name="ce78" table:formula="of:=[.C10]*[.D10]" office:value-type="float" office:value="1" calcext:value-type="float">
            <text:p>1</text:p>
          </table:table-cell>
          <table:table-cell table:style-name="ce78" table:formula="of:=[.C10]*[.E10]" office:value-type="float" office:value="-1" calcext:value-type="float">
            <text:p>-1</text:p>
          </table:table-cell>
          <table:table-cell table:style-name="ce78" table:formula="of:=[.D10]*[.E10]" office:value-type="float" office:value="-1" calcext:value-type="float">
            <text:p>-1</text:p>
          </table:table-cell>
          <table:table-cell table:style-name="ce78" table:formula="of:=[.C10]*[.D10]*[.E10]" office:value-type="float" office:value="-1" calcext:value-type="float">
            <text:p>-1</text:p>
          </table:table-cell>
          <table:table-cell table:style-name="ce72" table:formula="of:=AVERAGE([2_mw_3_server.G2];[2_mw_3_server.G22])" office:value-type="float" office:value="17.8848066329956" calcext:value-type="float">
            <text:p>17.88</text:p>
          </table:table-cell>
          <table:table-cell table:style-name="ce72" table:formula="of:=AVERAGE([2_mw_3_server.G3]; [2_mw_3_server.G16])" office:value-type="float" office:value="17.9608764648438" calcext:value-type="float">
            <text:p>17.96</text:p>
          </table:table-cell>
          <table:table-cell table:style-name="ce72" table:formula="of:=AVERAGE([2_mw_3_server.G4]; [2_mw_3_server.G19])" office:value-type="float" office:value="18.2146091461182" calcext:value-type="float">
            <text:p>18.21</text:p>
          </table:table-cell>
          <table:table-cell table:style-name="ce72" table:formula="of:=AVERAGE([.$J10:.$L10])" office:value-type="float" office:value="18.0200974146525" calcext:value-type="float">
            <text:p>18.02</text:p>
          </table:table-cell>
          <table:table-cell table:style-name="ce74" table:formula="of:=[.B$12]+[.C$12]*[.C10]+[.D$12]*[.D10]+[.E$12]*[.E10]+[.F$12]*[.F10]+[.G$12]*[.G10]+[.H$12]*[.H10]+[.I$12]*[.I10]-[.M10]" office:value-type="float" office:value="0" calcext:value-type="float">
            <text:p>0</text:p>
          </table:table-cell>
          <table:table-cell table:style-name="ce75" table:formula="of:=[.J10]-[.$M10]" office:value-type="float" office:value="-0.135290781656934" calcext:value-type="float">
            <text:p>-0.1</text:p>
          </table:table-cell>
          <table:table-cell table:style-name="ce75" table:formula="of:=[.K10]-[.$M10]" office:value-type="float" office:value="-0.0592209498087328" calcext:value-type="float">
            <text:p>-0.1</text:p>
          </table:table-cell>
          <table:table-cell table:style-name="ce75" table:formula="of:=[.L10]-[.$M10]" office:value-type="float" office:value="0.194511731465667" calcext:value-type="float">
            <text:p>0.2</text:p>
          </table:table-cell>
          <table:table-cell table:style-name="ce77" table:number-columns-repeated="3"/>
          <table:table-cell table:number-columns-repeated="1003"/>
        </table:table-row>
        <table:table-row table:style-name="ro2">
          <table:table-cell table:style-name="ce55" office:value-type="float" office:value="8" calcext:value-type="float">
            <text:p>8</text:p>
          </table:table-cell>
          <table:table-cell table:number-columns-repeated="4" table:style-name="ce78" office:value-type="float" office:value="1" calcext:value-type="float">
            <text:p>1</text:p>
          </table:table-cell>
          <table:table-cell table:style-name="ce78" table:formula="of:=[.C11]*[.D11]" office:value-type="float" office:value="1" calcext:value-type="float">
            <text:p>1</text:p>
          </table:table-cell>
          <table:table-cell table:style-name="ce78" table:formula="of:=[.C11]*[.E11]" office:value-type="float" office:value="1" calcext:value-type="float">
            <text:p>1</text:p>
          </table:table-cell>
          <table:table-cell table:style-name="ce78" table:formula="of:=[.D11]*[.E11]" office:value-type="float" office:value="1" calcext:value-type="float">
            <text:p>1</text:p>
          </table:table-cell>
          <table:table-cell table:style-name="ce78" table:formula="of:=[.C11]*[.D11]*[.E11]" office:value-type="float" office:value="1" calcext:value-type="float">
            <text:p>1</text:p>
          </table:table-cell>
          <table:table-cell table:style-name="ce72" table:formula="of:=AVERAGE([2_mw_3_server.G5]; [2_mw_3_server.G14])" office:value-type="float" office:value="11.9233727455139" calcext:value-type="float">
            <text:p>11.92</text:p>
          </table:table-cell>
          <table:table-cell table:style-name="ce72" table:formula="of:=AVERAGE([2_mw_3_server.G6]; [2_mw_3_server.G21])" office:value-type="float" office:value="11.5849642753602" calcext:value-type="float">
            <text:p>11.58</text:p>
          </table:table-cell>
          <table:table-cell table:style-name="ce72" table:formula="of:=AVERAGE([2_mw_3_server.G7]; [2_mw_3_server.G23])" office:value-type="float" office:value="12.3029165267945" calcext:value-type="float">
            <text:p>12.30</text:p>
          </table:table-cell>
          <table:table-cell table:style-name="ce72" table:formula="of:=AVERAGE([.$J11:.$L11])" office:value-type="float" office:value="11.9370845158895" calcext:value-type="float">
            <text:p>11.94</text:p>
          </table:table-cell>
          <table:table-cell table:style-name="ce74" table:formula="of:=[.B$12]+[.C$12]*[.C11]+[.D$12]*[.D11]+[.E$12]*[.E11]+[.F$12]*[.F11]+[.G$12]*[.G11]+[.H$12]*[.H11]+[.I$12]*[.I11]-[.M11]" office:value-type="float" office:value="0" calcext:value-type="float">
            <text:p>0</text:p>
          </table:table-cell>
          <table:table-cell table:style-name="ce75" table:formula="of:=[.J11]-[.$M11]" office:value-type="float" office:value="-0.0137117703756005" calcext:value-type="float">
            <text:p>0.0</text:p>
          </table:table-cell>
          <table:table-cell table:style-name="ce75" table:formula="of:=[.K11]-[.$M11]" office:value-type="float" office:value="-0.35212024052935" calcext:value-type="float">
            <text:p>-0.4</text:p>
          </table:table-cell>
          <table:table-cell table:style-name="ce75" table:formula="of:=[.L11]-[.$M11]" office:value-type="float" office:value="0.365832010904949" calcext:value-type="float">
            <text:p>0.4</text:p>
          </table:table-cell>
          <table:table-cell table:style-name="ce77" table:number-columns-repeated="3"/>
          <table:table-cell table:number-columns-repeated="1003"/>
        </table:table-row>
        <table:table-row table:style-name="ro2">
          <table:table-cell table:style-name="ce54"/>
          <table:table-cell table:style-name="ce58" table:formula="of:=SUMPRODUCT([.B$4:.B$11];[.$M$4:.$M$11])/SUM([.$B$4:.$B$11])" office:value-type="float" office:value="18.5744289755821" calcext:value-type="float">
            <text:p>18.57</text:p>
          </table:table-cell>
          <table:table-cell table:style-name="ce58" table:formula="of:=SUMPRODUCT([.C$4:.C$11];[.$M$4:.$M$11])/SUM([.$B$4:.$B$11])" office:value-type="float" office:value="4.63920201857885" calcext:value-type="float">
            <text:p>4.64</text:p>
          </table:table-cell>
          <table:table-cell table:style-name="ce58" table:formula="of:=SUMPRODUCT([.D$4:.D$11];[.$M$4:.$M$11])/SUM([.$B$4:.$B$11])" office:value-type="float" office:value="-5.13705370823542" calcext:value-type="float">
            <text:p>-5.14</text:p>
          </table:table-cell>
          <table:table-cell table:style-name="ce58" table:formula="of:=SUMPRODUCT([.E$4:.E$11];[.$M$4:.$M$11])/SUM([.$B$4:.$B$11])" office:value-type="float" office:value="-4.82859188318253" calcext:value-type="float">
            <text:p>-4.83</text:p>
          </table:table-cell>
          <table:table-cell table:style-name="ce58" table:formula="of:=SUMPRODUCT([.F$4:.F$11];[.$M$4:.$M$11])/SUM([.$B$4:.$B$11])" office:value-type="float" office:value="-3.09798632065455" calcext:value-type="float">
            <text:p>-3.10</text:p>
          </table:table-cell>
          <table:table-cell table:style-name="ce58" table:formula="of:=SUMPRODUCT([.G$4:.G$11];[.$M$4:.$M$11])/SUM([.$B$4:.$B$11])" office:value-type="float" office:value="-0.845190942287441" calcext:value-type="float">
            <text:p>-0.85</text:p>
          </table:table-cell>
          <table:table-cell table:style-name="ce58" table:formula="of:=SUMPRODUCT([.H$4:.H$11];[.$M$4:.$M$11])/SUM([.$B$4:.$B$11])" office:value-type="float" office:value="1.79136286179224" calcext:value-type="float">
            <text:p>1.79</text:p>
          </table:table-cell>
          <table:table-cell table:style-name="ce58" table:formula="of:=SUMPRODUCT([.I$4:.I$11];[.$M$4:.$M$11])/SUM([.$B$4:.$B$11])" office:value-type="float" office:value="0.84091351429621" calcext:value-type="float">
            <text:p>0.84</text:p>
          </table:table-cell>
          <table:table-cell table:style-name="ce54" table:number-columns-repeated="1013"/>
          <table:table-cell/>
        </table:table-row>
        <table:table-row table:style-name="ro2">
          <table:table-cell table:number-columns-repeated="1023"/>
        </table:table-row>
        <table:table-row table:style-name="ro2">
          <table:table-cell table:style-name="ce54"/>
          <table:table-cell table:style-name="ce59" office:value-type="string" calcext:value-type="string">
            <text:p>SS0</text:p>
          </table:table-cell>
          <table:table-cell table:style-name="ce59" table:formula="of:=CONCATENATE(&quot;SS&quot;;[.C3])" office:value-type="string" office:string-value="SSS" calcext:value-type="string">
            <text:p>SSS</text:p>
          </table:table-cell>
          <table:table-cell table:style-name="ce59" table:formula="of:=CONCATENATE(&quot;SS&quot;;[.D3])" office:value-type="string" office:string-value="SSM" calcext:value-type="string">
            <text:p>SSM</text:p>
          </table:table-cell>
          <table:table-cell table:style-name="ce59" table:formula="of:=CONCATENATE(&quot;SS&quot;;[.E3])" office:value-type="string" office:string-value="SSW" calcext:value-type="string">
            <text:p>SSW</text:p>
          </table:table-cell>
          <table:table-cell table:style-name="ce59" table:formula="of:=CONCATENATE(&quot;SS&quot;;[.F3])" office:value-type="string" office:string-value="SSSM" calcext:value-type="string">
            <text:p>SSSM</text:p>
          </table:table-cell>
          <table:table-cell table:style-name="ce59" table:formula="of:=CONCATENATE(&quot;SS&quot;;[.G3])" office:value-type="string" office:string-value="SSSW" calcext:value-type="string">
            <text:p>SSSW</text:p>
          </table:table-cell>
          <table:table-cell table:style-name="ce59" table:formula="of:=CONCATENATE(&quot;SS&quot;;[.H3])" office:value-type="string" office:string-value="SSMW" calcext:value-type="string">
            <text:p>SSMW</text:p>
          </table:table-cell>
          <table:table-cell table:style-name="ce59" table:formula="of:=CONCATENATE(&quot;SS&quot;;[.I3])" office:value-type="string" office:string-value="SSSMW" calcext:value-type="string">
            <text:p>SSSMW</text:p>
          </table:table-cell>
          <table:table-cell table:style-name="ce59" office:value-type="string" calcext:value-type="string">
            <text:p>SSE</text:p>
          </table:table-cell>
          <table:table-cell table:style-name="Default"/>
          <table:table-cell table:style-name="ce59" office:value-type="string" calcext:value-type="string">
            <text:p>SST</text:p>
          </table:table-cell>
          <table:table-cell table:style-name="ce63" office:value-type="string" calcext:value-type="string">
            <text:p>SSY</text:p>
          </table:table-cell>
          <table:table-cell table:style-name="ce63" office:value-type="string" calcext:value-type="string">
            <text:p>SSY-SS0</text:p>
          </table:table-cell>
          <table:table-cell table:style-name="ce76"/>
          <table:table-cell table:style-name="ce54" table:number-columns-repeated="1007"/>
          <table:table-cell table:style-name="ce76"/>
        </table:table-row>
        <table:table-row table:style-name="ro2">
          <table:table-cell/>
          <table:table-cell table:style-name="ce60" table:formula="of:=24*[.B12]^2" office:value-type="float" office:value="8280.22588245469" calcext:value-type="float">
            <text:p>8280.23</text:p>
          </table:table-cell>
          <table:table-cell table:style-name="ce60" table:formula="of:=24*[.C12]^2" office:value-type="float" office:value="516.532688860466" calcext:value-type="float">
            <text:p>516.53</text:p>
          </table:table-cell>
          <table:table-cell table:style-name="ce60" table:formula="of:=24*[.D12]^2" office:value-type="float" office:value="633.343699231086" calcext:value-type="float">
            <text:p>633.34</text:p>
          </table:table-cell>
          <table:table-cell table:style-name="ce60" table:formula="of:=24*[.E12]^2" office:value-type="float" office:value="559.567189784068" calcext:value-type="float">
            <text:p>559.57</text:p>
          </table:table-cell>
          <table:table-cell table:style-name="ce60" table:formula="of:=24*[.F12]^2" office:value-type="float" office:value="230.340461831105" calcext:value-type="float">
            <text:p>230.34</text:p>
          </table:table-cell>
          <table:table-cell table:style-name="ce60" table:formula="of:=24*[.G12]^2" office:value-type="float" office:value="17.1443454941936" calcext:value-type="float">
            <text:p>17.14</text:p>
          </table:table-cell>
          <table:table-cell table:style-name="ce60" table:formula="of:=24*[.H12]^2" office:value-type="float" office:value="77.0155416626037" calcext:value-type="float">
            <text:p>77.02</text:p>
          </table:table-cell>
          <table:table-cell table:style-name="ce60" table:formula="of:=24*[.I12]^2" office:value-type="float" office:value="16.971252924624" calcext:value-type="float">
            <text:p>16.97</text:p>
          </table:table-cell>
          <table:table-cell table:style-name="ce60" table:formula="of:=[.M15]-24*SUMPRODUCT([.B12:.I12];[.B12:.I12])" office:value-type="float" office:value="17.8768826431187" calcext:value-type="float">
            <text:p>17.88</text:p>
          </table:table-cell>
          <table:table-cell table:style-name="Default"/>
          <table:table-cell table:style-name="ce60" table:formula="of:=24 * ([.C12]^2 + [.D12]^2 + [.E12]^2 + [.F12]^2 + [.G12]^2+[.H12]^2+[.I12]^2) + [.J15]" office:value-type="float" office:value="2068.79206243127" calcext:value-type="float">
            <text:p>2068.79</text:p>
          </table:table-cell>
          <table:table-cell table:style-name="ce66" table:formula="of:=SUMPRODUCT([.J4:.J11];[.J4:.J11]) + SUMPRODUCT([.K4:.K11];[.K4:.K11])+SUMPRODUCT([.L4:.L11];[.L4:.L11])" office:value-type="float" office:value="10349.017944886" calcext:value-type="float">
            <text:p>10349.02</text:p>
          </table:table-cell>
          <table:table-cell table:style-name="ce66" table:formula="of:=[.M15]-[.B15]" office:value-type="float" office:value="2068.79206243126" calcext:value-type="float">
            <text:p>2068.79</text:p>
          </table:table-cell>
          <table:table-cell table:style-name="Default"/>
          <table:table-cell table:number-columns-repeated="1008"/>
        </table:table-row>
        <table:table-row table:style-name="ro2">
          <table:table-cell/>
          <table:table-cell table:style-name="ce61" office:value-type="string" calcext:value-type="string">
            <text:p>N/A</text:p>
          </table:table-cell>
          <table:table-cell table:style-name="ce64" table:formula="of:=[.C$15]/[.$L$15]" office:value-type="percentage" office:value="0.249678398443501" calcext:value-type="percentage">
            <text:p>24.97%</text:p>
          </table:table-cell>
          <table:table-cell table:style-name="ce64" table:formula="of:=[.D$15]/[.$L$15]" office:value-type="percentage" office:value="0.306141787148378" calcext:value-type="percentage">
            <text:p>30.61%</text:p>
          </table:table-cell>
          <table:table-cell table:style-name="ce64" table:formula="of:=[.E$15]/[.$L$15]" office:value-type="percentage" office:value="0.270480151169209" calcext:value-type="percentage">
            <text:p>27.05%</text:p>
          </table:table-cell>
          <table:table-cell table:style-name="ce64" table:formula="of:=[.F$15]/[.$L$15]" office:value-type="percentage" office:value="0.111340557620086" calcext:value-type="percentage">
            <text:p>11.13%</text:p>
          </table:table-cell>
          <table:table-cell table:style-name="ce64" table:formula="of:=[.G$15]/[.$L$15]" office:value-type="percentage" office:value="0.00828712841929864" calcext:value-type="percentage">
            <text:p>0.83%</text:p>
          </table:table-cell>
          <table:table-cell table:style-name="ce64" table:formula="of:=[.H$15]/[.$L$15]" office:value-type="percentage" office:value="0.0372272994764366" calcext:value-type="percentage">
            <text:p>3.72%</text:p>
          </table:table-cell>
          <table:table-cell table:style-name="ce64" table:formula="of:=[.I$15]/[.$L$15]" office:value-type="percentage" office:value="0.00820345999620632" calcext:value-type="percentage">
            <text:p>0.82%</text:p>
          </table:table-cell>
          <table:table-cell table:style-name="ce67" table:formula="of:=[.J15]/[.L15]" office:value-type="percentage" office:value="0.00864121772688437" calcext:value-type="percentage">
            <text:p>0.864%</text:p>
          </table:table-cell>
          <table:table-cell table:style-name="Default"/>
          <table:table-cell table:style-name="ce68" table:formula="of:=SUM([.C16:.J16])" office:value-type="percentage" office:value="1" calcext:value-type="percentage">
            <text:p>100.00%</text:p>
          </table:table-cell>
          <table:table-cell table:style-name="ce69" table:formula="of:=[.M15]-SUM([.B15:.J15])" office:value-type="float" office:value="0" calcext:value-type="float">
            <text:p>0</text:p>
          </table:table-cell>
          <table:table-cell table:style-name="ce74" table:formula="of:=[.L15]-[.N15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65" table:number-columns-repeated="7"/>
          <table:table-cell table:number-columns-repeated="1014"/>
        </table:table-row>
        <table:table-row table:style-name="ro2">
          <table:table-cell/>
          <table:table-cell table:style-name="ce59" table:formula="of:=[.B3]" office:value-type="string" office:string-value="I" calcext:value-type="string">
            <text:p>I</text:p>
          </table:table-cell>
          <table:table-cell table:style-name="ce59" table:formula="of:=[.C3]" office:value-type="string" office:string-value="S" calcext:value-type="string">
            <text:p>S</text:p>
          </table:table-cell>
          <table:table-cell table:style-name="ce59" table:formula="of:=[.D3]" office:value-type="string" office:string-value="M" calcext:value-type="string">
            <text:p>M</text:p>
          </table:table-cell>
          <table:table-cell table:style-name="ce59" table:formula="of:=[.E3]" office:value-type="string" office:string-value="W" calcext:value-type="string">
            <text:p>W</text:p>
          </table:table-cell>
          <table:table-cell table:style-name="ce59" table:formula="of:=[.F3]" office:value-type="string" office:string-value="SM" calcext:value-type="string">
            <text:p>SM</text:p>
          </table:table-cell>
          <table:table-cell table:style-name="ce59" table:formula="of:=[.G3]" office:value-type="string" office:string-value="SW" calcext:value-type="string">
            <text:p>SW</text:p>
          </table:table-cell>
          <table:table-cell table:style-name="ce59" table:formula="of:=[.H3]" office:value-type="string" office:string-value="MW" calcext:value-type="string">
            <text:p>MW</text:p>
          </table:table-cell>
          <table:table-cell table:style-name="ce59" table:formula="of:=[.I3]" office:value-type="string" office:string-value="SMW" calcext:value-type="string">
            <text:p>SMW</text:p>
          </table:table-cell>
          <table:table-cell table:style-name="ce73"/>
          <table:table-cell table:number-columns-repeated="1013"/>
        </table:table-row>
        <table:table-row table:style-name="ro2">
          <table:table-cell/>
          <table:table-cell table:style-name="ce62" table:formula="of:=[.B12]-[.$G$26]" office:value-type="float" office:value="18.1170079289134" calcext:value-type="float">
            <text:p>18.12</text:p>
          </table:table-cell>
          <table:table-cell table:style-name="ce62" table:formula="of:=[.C12]-[.$G$26]" office:value-type="float" office:value="4.18178097191014" calcext:value-type="float">
            <text:p>4.18</text:p>
          </table:table-cell>
          <table:table-cell table:style-name="ce62" table:formula="of:=[.D12]-[.$G$26]" office:value-type="float" office:value="-5.59447475490413" calcext:value-type="float">
            <text:p>-5.59</text:p>
          </table:table-cell>
          <table:table-cell table:style-name="ce62" table:formula="of:=[.E12]-[.$G$26]" office:value-type="float" office:value="-5.28601292985124" calcext:value-type="float">
            <text:p>-5.29</text:p>
          </table:table-cell>
          <table:table-cell table:style-name="ce62" table:formula="of:=[.F12]-[.$G$26]" office:value-type="float" office:value="-3.55540736732326" calcext:value-type="float">
            <text:p>-3.56</text:p>
          </table:table-cell>
          <table:table-cell table:style-name="ce62" table:formula="of:=[.G12]-[.$G$26]" office:value-type="float" office:value="-1.30261198895616" calcext:value-type="float">
            <text:p>-1.30</text:p>
          </table:table-cell>
          <table:table-cell table:style-name="ce62" table:formula="of:=[.H12]-[.$G$26]" office:value-type="float" office:value="1.33394181512353" calcext:value-type="float">
            <text:p>1.33</text:p>
          </table:table-cell>
          <table:table-cell table:style-name="ce62" table:formula="of:=[.I12]-[.$G$26]" office:value-type="float" office:value="0.383492467627495" calcext:value-type="float">
            <text:p>0.38</text:p>
          </table:table-cell>
          <table:table-cell table:number-columns-repeated="1014"/>
        </table:table-row>
        <table:table-row table:style-name="ro2">
          <table:table-cell/>
          <table:table-cell table:style-name="ce62" table:formula="of:=[.B12]+[.$G$26]" office:value-type="float" office:value="19.0318500222508" calcext:value-type="float">
            <text:p>19.03</text:p>
          </table:table-cell>
          <table:table-cell table:style-name="ce62" table:formula="of:=[.C12]+[.$G$26]" office:value-type="float" office:value="5.09662306524757" calcext:value-type="float">
            <text:p>5.10</text:p>
          </table:table-cell>
          <table:table-cell table:style-name="ce62" table:formula="of:=[.D12]+[.$G$26]" office:value-type="float" office:value="-4.6796326615667" calcext:value-type="float">
            <text:p>-4.68</text:p>
          </table:table-cell>
          <table:table-cell table:style-name="ce62" table:formula="of:=[.E12]+[.$G$26]" office:value-type="float" office:value="-4.37117083651381" calcext:value-type="float">
            <text:p>-4.37</text:p>
          </table:table-cell>
          <table:table-cell table:style-name="ce62" table:formula="of:=[.F12]+[.$G$26]" office:value-type="float" office:value="-2.64056527398583" calcext:value-type="float">
            <text:p>-2.64</text:p>
          </table:table-cell>
          <table:table-cell table:style-name="ce62" table:formula="of:=[.G12]+[.$G$26]" office:value-type="float" office:value="-0.387769895618727" calcext:value-type="float">
            <text:p>-0.39</text:p>
          </table:table-cell>
          <table:table-cell table:style-name="ce62" table:formula="of:=[.H12]+[.$G$26]" office:value-type="float" office:value="2.24878390846096" calcext:value-type="float">
            <text:p>2.25</text:p>
          </table:table-cell>
          <table:table-cell table:style-name="ce62" table:formula="of:=[.I12]+[.$G$26]" office:value-type="float" office:value="1.29833456096492" calcext:value-type="float">
            <text:p>1.30</text:p>
          </table:table-cell>
          <table:table-cell table:number-columns-repeated="1014"/>
        </table:table-row>
        <table:table-row table:style-name="ro2">
          <table:table-cell table:number-columns-repeated="1023"/>
        </table:table-row>
        <table:table-row table:style-name="ro2">
          <table:table-cell/>
          <table:table-cell table:style-name="ce59" table:formula="of:=[$'Write Only'.$B$14]" office:value-type="string" office:string-value="SS0" calcext:value-type="string">
            <text:p>SS0</text:p>
          </table:table-cell>
          <table:table-cell table:style-name="ce60" table:formula="of:=[$'Write Only'.$B$15]" office:value-type="float" office:value="8280.22588245469" calcext:value-type="float">
            <text:p>8280.23</text:p>
          </table:table-cell>
          <table:table-cell table:style-name="ce61" table:formula="of:=[$'Write Only'.$B$16]" office:value-type="string" office:string-value="N/A" calcext:value-type="string">
            <text:p>N/A</text:p>
          </table:table-cell>
          <table:table-cell/>
          <table:table-cell table:style-name="ce70" office:value-type="string" calcext:value-type="string">
            <text:p>t</text:p>
          </table:table-cell>
          <table:table-cell table:style-name="ce71" office:value-type="float" office:value="2.12" calcext:value-type="float">
            <text:p>2.12</text:p>
          </table:table-cell>
          <table:table-cell office:value-type="string" calcext:value-type="string">
            <text:p>T-value at 2^3(r-1) = 16 degrees of freedom</text:p>
          </table:table-cell>
          <table:table-cell table:number-columns-repeated="1015"/>
        </table:table-row>
        <table:table-row table:style-name="ro2">
          <table:table-cell/>
          <table:table-cell table:style-name="ce59" table:formula="of:=[$'Write Only'.$C$14]" office:value-type="string" office:string-value="SSS" calcext:value-type="string">
            <text:p>SSS</text:p>
          </table:table-cell>
          <table:table-cell table:style-name="ce60" table:formula="of:=[$'Write Only'.$C$15]" office:value-type="float" office:value="516.532688860466" calcext:value-type="float">
            <text:p>516.53</text:p>
          </table:table-cell>
          <table:table-cell table:style-name="ce67" table:formula="of:=[$'Write Only'.$C$16]" office:value-type="percentage" office:value="0.249678398443501" calcext:value-type="percentage">
            <text:p>24.968%</text:p>
          </table:table-cell>
          <table:table-cell table:number-columns-repeated="1019"/>
        </table:table-row>
        <table:table-row table:style-name="ro2">
          <table:table-cell/>
          <table:table-cell table:style-name="ce59" table:formula="of:=[$'Write Only'.$D$14]" office:value-type="string" office:string-value="SSM" calcext:value-type="string">
            <text:p>SSM</text:p>
          </table:table-cell>
          <table:table-cell table:style-name="ce60" table:formula="of:=[$'Write Only'.$D$15]" office:value-type="float" office:value="633.343699231086" calcext:value-type="float">
            <text:p>633.34</text:p>
          </table:table-cell>
          <table:table-cell table:style-name="ce67" table:formula="of:=[$'Write Only'.$D$16]" office:value-type="percentage" office:value="0.306141787148378" calcext:value-type="percentage">
            <text:p>30.614%</text:p>
          </table:table-cell>
          <table:table-cell/>
          <table:table-cell table:style-name="ce59" office:value-type="string" calcext:value-type="string">
            <text:p>s_e</text:p>
          </table:table-cell>
          <table:table-cell table:style-name="ce62" table:formula="of:=SQRT([.J15]/16)" office:value-type="float" office:value="1.05702656787562" calcext:value-type="float">
            <text:p>1.06</text:p>
          </table:table-cell>
          <table:table-cell table:number-columns-repeated="1016"/>
        </table:table-row>
        <table:table-row table:style-name="ro2">
          <table:table-cell/>
          <table:table-cell table:style-name="ce59" table:formula="of:=[$'Write Only'.$E$14]" office:value-type="string" office:string-value="SSW" calcext:value-type="string">
            <text:p>SSW</text:p>
          </table:table-cell>
          <table:table-cell table:style-name="ce60" table:formula="of:=[$'Write Only'.$E$15]" office:value-type="float" office:value="559.567189784068" calcext:value-type="float">
            <text:p>559.57</text:p>
          </table:table-cell>
          <table:table-cell table:style-name="ce67" table:formula="of:=[$'Write Only'.$E$16]" office:value-type="percentage" office:value="0.270480151169209" calcext:value-type="percentage">
            <text:p>27.048%</text:p>
          </table:table-cell>
          <table:table-cell/>
          <table:table-cell table:style-name="ce59" office:value-type="string" calcext:value-type="string">
            <text:p>s_q_i</text:p>
          </table:table-cell>
          <table:table-cell table:style-name="ce62" table:formula="of:=[.G24]/SQRT(24)" office:value-type="float" office:value="0.215764644655054" calcext:value-type="float">
            <text:p>0.22</text:p>
          </table:table-cell>
          <table:table-cell table:number-columns-repeated="1016"/>
        </table:table-row>
        <table:table-row table:style-name="ro2">
          <table:table-cell/>
          <table:table-cell table:style-name="ce59" table:formula="of:=[$'Write Only'.$F$14]" office:value-type="string" office:string-value="SSSM" calcext:value-type="string">
            <text:p>SSSM</text:p>
          </table:table-cell>
          <table:table-cell table:style-name="ce60" table:formula="of:=[$'Write Only'.$F$15]" office:value-type="float" office:value="230.340461831105" calcext:value-type="float">
            <text:p>230.34</text:p>
          </table:table-cell>
          <table:table-cell table:style-name="ce67" table:formula="of:=[$'Write Only'.$F$16]" office:value-type="percentage" office:value="0.111340557620086" calcext:value-type="percentage">
            <text:p>11.134%</text:p>
          </table:table-cell>
          <table:table-cell/>
          <table:table-cell table:style-name="ce59" office:value-type="string" calcext:value-type="string">
            <text:p>q_i</text:p>
          </table:table-cell>
          <table:table-cell table:style-name="ce62" table:formula="of:=[.G22]*[.G25]" office:value-type="float" office:value="0.457421046668715" calcext:value-type="float">
            <text:p>0.46</text:p>
          </table:table-cell>
          <table:table-cell table:number-columns-repeated="1016"/>
        </table:table-row>
        <table:table-row table:style-name="ro2">
          <table:table-cell/>
          <table:table-cell table:style-name="ce59" table:formula="of:=[$'Write Only'.$G$14]" office:value-type="string" office:string-value="SSSW" calcext:value-type="string">
            <text:p>SSSW</text:p>
          </table:table-cell>
          <table:table-cell table:style-name="ce60" table:formula="of:=[$'Write Only'.$G$15]" office:value-type="float" office:value="17.1443454941936" calcext:value-type="float">
            <text:p>17.14</text:p>
          </table:table-cell>
          <table:table-cell table:style-name="ce67" table:formula="of:=[$'Write Only'.$G$16]" office:value-type="percentage" office:value="0.00828712841929864" calcext:value-type="percentage">
            <text:p>0.829%</text:p>
          </table:table-cell>
          <table:table-cell table:number-columns-repeated="1019"/>
        </table:table-row>
        <table:table-row table:style-name="ro2">
          <table:table-cell/>
          <table:table-cell table:style-name="ce59" table:formula="of:=[$'Write Only'.$H$14]" office:value-type="string" office:string-value="SSMW" calcext:value-type="string">
            <text:p>SSMW</text:p>
          </table:table-cell>
          <table:table-cell table:style-name="ce60" table:formula="of:=[$'Write Only'.$H$15]" office:value-type="float" office:value="77.0155416626037" calcext:value-type="float">
            <text:p>77.02</text:p>
          </table:table-cell>
          <table:table-cell table:style-name="ce67" table:formula="of:=[$'Write Only'.$H$16]" office:value-type="percentage" office:value="0.0372272994764366" calcext:value-type="percentage">
            <text:p>3.723%</text:p>
          </table:table-cell>
          <table:table-cell table:number-columns-repeated="1019"/>
        </table:table-row>
        <table:table-row table:style-name="ro2">
          <table:table-cell/>
          <table:table-cell table:style-name="ce59" table:formula="of:=[$'Write Only'.$I$14]" office:value-type="string" office:string-value="SSSMW" calcext:value-type="string">
            <text:p>SSSMW</text:p>
          </table:table-cell>
          <table:table-cell table:style-name="ce60" table:formula="of:=[$'Write Only'.$I$15]" office:value-type="float" office:value="16.971252924624" calcext:value-type="float">
            <text:p>16.97</text:p>
          </table:table-cell>
          <table:table-cell table:style-name="ce67" table:formula="of:=[$'Write Only'.$I$16]" office:value-type="percentage" office:value="0.00820345999620632" calcext:value-type="percentage">
            <text:p>0.820%</text:p>
          </table:table-cell>
          <table:table-cell table:number-columns-repeated="1019"/>
        </table:table-row>
        <table:table-row table:style-name="ro2">
          <table:table-cell/>
          <table:table-cell table:style-name="ce59" table:formula="of:=[$'Write Only'.$J$14]" office:value-type="string" office:string-value="SSE" calcext:value-type="string">
            <text:p>SSE</text:p>
          </table:table-cell>
          <table:table-cell table:style-name="ce60" table:formula="of:=[$'Write Only'.$J$15]" office:value-type="float" office:value="17.8768826431187" calcext:value-type="float">
            <text:p>17.88</text:p>
          </table:table-cell>
          <table:table-cell table:style-name="ce67" table:formula="of:=[$'Write Only'.$J$16]" office:value-type="percentage" office:value="0.00864121772688437" calcext:value-type="percentage">
            <text:p>0.864%</text:p>
          </table:table-cell>
          <table:table-cell table:number-columns-repeated="1019"/>
        </table:table-row>
        <table:table-row table:style-name="ro2">
          <table:table-cell/>
          <table:table-cell table:style-name="Default" table:number-columns-repeated="3"/>
          <table:table-cell table:number-columns-repeated="1019"/>
        </table:table-row>
        <table:table-row table:style-name="ro2">
          <table:table-cell/>
          <table:table-cell table:style-name="ce59" table:formula="of:=[$'Write Only'.$L$14]" office:value-type="string" office:string-value="SST" calcext:value-type="string">
            <text:p>SST</text:p>
          </table:table-cell>
          <table:table-cell table:style-name="ce60" table:formula="of:=[$'Write Only'.$L$15]" office:value-type="float" office:value="2068.79206243127" calcext:value-type="float">
            <text:p>2068.79</text:p>
          </table:table-cell>
          <table:table-cell table:style-name="ce68" table:formula="of:=[$'Write Only'.$L$16]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2">
          <table:table-cell/>
          <table:table-cell table:style-name="ce63" table:formula="of:=[$'Write Only'.$M$14]" office:value-type="string" office:string-value="SSY" calcext:value-type="string">
            <text:p>SSY</text:p>
          </table:table-cell>
          <table:table-cell table:style-name="ce66" table:formula="of:=[$'Write Only'.$M$15]" office:value-type="float" office:value="10349.017944886" calcext:value-type="float">
            <text:p>10349.02</text:p>
          </table:table-cell>
          <table:table-cell table:style-name="ce69" table:formula="of:=[$'Write Only'.$M$16]" office:value-type="float" office:value="0" calcext:value-type="float">
            <text:p>0</text:p>
          </table:table-cell>
          <table:table-cell table:number-columns-repeated="1019"/>
        </table:table-row>
        <table:table-row table:style-name="ro2" table:number-rows-repeated="11">
          <table:table-cell table:number-columns-repeated="1023"/>
        </table:table-row>
        <table:table-row table:style-name="ro2" table:number-rows-repeated="9">
          <table:table-cell table:style-name="Default" table:number-columns-repeated="9"/>
          <table:table-cell table:number-columns-repeated="1014"/>
        </table:table-row>
        <table:table-row table:style-name="ro2" table:number-rows-repeated="1048522">
          <table:table-cell table:number-columns-repeated="1023"/>
        </table:table-row>
        <table:table-row table:style-name="ro2">
          <table:table-cell table:number-columns-repeated="1023"/>
        </table:table-row>
        <calcext:conditional-formats>
          <calcext:conditional-format calcext:target-range-address="'Write Only'.B4:'Write Only'.I11">
            <calcext:color-scale>
              <calcext:color-scale-entry calcext:value="-1" calcext:type="number" calcext:color="#ff0000"/>
              <calcext:color-scale-entry calcext:value="1" calcext:type="number" calcext:color="#00cc00"/>
            </calcext:color-scale>
          </calcext:conditional-format>
        </calcext:conditional-formats>
      </table:table>
      <table:table table:name="1_mw_1_server" table:style-name="ta1">
        <table:table-column table:style-name="co4" table:default-cell-style-name="ce7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2">
          <table:table-cell table:style-name="Default" office:value-type="string" calcext:value-type="string">
            <text:p>ratios</text:p>
          </table:table-cell>
          <table:table-cell office:value-type="string" calcext:value-type="string">
            <text:p>wts</text:p>
          </table:table-cell>
          <table:table-cell office:value-type="string" calcext:value-type="string">
            <text:p>vcs</text:p>
          </table:table-cell>
          <table:table-cell office:value-type="string" calcext:value-type="string">
            <text:p>runs</text:p>
          </table:table-cell>
          <table:table-cell office:value-type="string" calcext:value-type="string">
            <text:p>mws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RT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977.37142857143" calcext:value-type="float">
            <text:p>6977.37142857143</text:p>
          </table:table-cell>
          <table:table-cell office:value-type="float" office:value="20.1557312011719" calcext:value-type="float">
            <text:p>20.1557312011719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934.38571428571" calcext:value-type="float">
            <text:p>6934.38571428571</text:p>
          </table:table-cell>
          <table:table-cell office:value-type="float" office:value="22.0106010437012" calcext:value-type="float">
            <text:p>22.0106010437012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990.45714285714" calcext:value-type="float">
            <text:p>6990.45714285714</text:p>
          </table:table-cell>
          <table:table-cell office:value-type="float" office:value="20.5581016540527" calcext:value-type="float">
            <text:p>20.5581016540527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64.54285714286" calcext:value-type="float">
            <text:p>9564.54285714286</text:p>
          </table:table-cell>
          <table:table-cell office:value-type="float" office:value="11.7074880599976" calcext:value-type="float">
            <text:p>11.7074880599976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744.97142857143" calcext:value-type="float">
            <text:p>9744.97142857143</text:p>
          </table:table-cell>
          <table:table-cell office:value-type="float" office:value="9.42524147033691" calcext:value-type="float">
            <text:p>9.42524147033691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643" calcext:value-type="float">
            <text:p>9643</text:p>
          </table:table-cell>
          <table:table-cell office:value-type="float" office:value="11.9886026382446" calcext:value-type="float">
            <text:p>11.9886026382446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11.08571428571" calcext:value-type="float">
            <text:p>2711.08571428571</text:p>
          </table:table-cell>
          <table:table-cell office:value-type="float" office:value="62.7275009155273" calcext:value-type="float">
            <text:p>62.7275009155273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716.34285714286" calcext:value-type="float">
            <text:p>2716.34285714286</text:p>
          </table:table-cell>
          <table:table-cell office:value-type="float" office:value="62.4688148498535" calcext:value-type="float">
            <text:p>62.4688148498535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717.88571428571" calcext:value-type="float">
            <text:p>2717.88571428571</text:p>
          </table:table-cell>
          <table:table-cell office:value-type="float" office:value="62.5395774841309" calcext:value-type="float">
            <text:p>62.5395774841309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28.91428571429" calcext:value-type="float">
            <text:p>2728.91428571429</text:p>
          </table:table-cell>
          <table:table-cell office:value-type="float" office:value="62.0073204040527" calcext:value-type="float">
            <text:p>62.0073204040527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731.8" calcext:value-type="float">
            <text:p>2731.8</text:p>
          </table:table-cell>
          <table:table-cell office:value-type="float" office:value="61.8696250915527" calcext:value-type="float">
            <text:p>61.8696250915527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730.2" calcext:value-type="float">
            <text:p>2730.2</text:p>
          </table:table-cell>
          <table:table-cell office:value-type="float" office:value="61.4729042053223" calcext:value-type="float">
            <text:p>61.4729042053223</text:p>
          </table:table-cell>
        </table:table-row>
      </table:table>
      <table:table table:name="2_mw_1_server" table:style-name="ta1">
        <table:table-column table:style-name="co4" table:default-cell-style-name="ce7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2">
          <table:table-cell table:style-name="Default" office:value-type="string" calcext:value-type="string">
            <text:p>ratios</text:p>
          </table:table-cell>
          <table:table-cell office:value-type="string" calcext:value-type="string">
            <text:p>wts</text:p>
          </table:table-cell>
          <table:table-cell office:value-type="string" calcext:value-type="string">
            <text:p>vcs</text:p>
          </table:table-cell>
          <table:table-cell office:value-type="string" calcext:value-type="string">
            <text:p>runs</text:p>
          </table:table-cell>
          <table:table-cell office:value-type="string" calcext:value-type="string">
            <text:p>mws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RT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395.78571428572" calcext:value-type="float">
            <text:p>5395.78571428572</text:p>
          </table:table-cell>
          <table:table-cell office:value-type="float" office:value="13.7181024551392" calcext:value-type="float">
            <text:p>13.7181024551392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391.48571428571" calcext:value-type="float">
            <text:p>4391.48571428571</text:p>
          </table:table-cell>
          <table:table-cell office:value-type="float" office:value="17.4710521697998" calcext:value-type="float">
            <text:p>17.4710521697998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710.7" calcext:value-type="float">
            <text:p>5710.7</text:p>
          </table:table-cell>
          <table:table-cell office:value-type="float" office:value="12.7964715957642" calcext:value-type="float">
            <text:p>12.7964715957642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576.57142857143" calcext:value-type="float">
            <text:p>4576.57142857143</text:p>
          </table:table-cell>
          <table:table-cell office:value-type="float" office:value="16.6720867156982" calcext:value-type="float">
            <text:p>16.6720867156982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528.3" calcext:value-type="float">
            <text:p>5528.3</text:p>
          </table:table-cell>
          <table:table-cell office:value-type="float" office:value="13.0801258087158" calcext:value-type="float">
            <text:p>13.0801258087158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12.02857142857" calcext:value-type="float">
            <text:p>5012.02857142857</text:p>
          </table:table-cell>
          <table:table-cell office:value-type="float" office:value="15.03786277771" calcext:value-type="float">
            <text:p>15.03786277771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439.4" calcext:value-type="float">
            <text:p>7439.4</text:p>
          </table:table-cell>
          <table:table-cell office:value-type="float" office:value="8.65684509277344" calcext:value-type="float">
            <text:p>8.65684509277344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103.5" calcext:value-type="float">
            <text:p>7103.5</text:p>
          </table:table-cell>
          <table:table-cell office:value-type="float" office:value="9.33503818511963" calcext:value-type="float">
            <text:p>9.33503818511963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489.07142857143" calcext:value-type="float">
            <text:p>7489.07142857143</text:p>
          </table:table-cell>
          <table:table-cell office:value-type="float" office:value="8.54360866546631" calcext:value-type="float">
            <text:p>8.54360866546631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322.3" calcext:value-type="float">
            <text:p>7322.3</text:p>
          </table:table-cell>
          <table:table-cell office:value-type="float" office:value="8.94840717315674" calcext:value-type="float">
            <text:p>8.94840717315674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270.77142857143" calcext:value-type="float">
            <text:p>7270.77142857143</text:p>
          </table:table-cell>
          <table:table-cell office:value-type="float" office:value="8.68862342834473" calcext:value-type="float">
            <text:p>8.68862342834473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262.71428571429" calcext:value-type="float">
            <text:p>7262.71428571429</text:p>
          </table:table-cell>
          <table:table-cell office:value-type="float" office:value="9.0067253112793" calcext:value-type="float">
            <text:p>9.0067253112793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05.54285714286" calcext:value-type="float">
            <text:p>1505.54285714286</text:p>
          </table:table-cell>
          <table:table-cell office:value-type="float" office:value="56.145206451416" calcext:value-type="float">
            <text:p>56.145206451416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16.8" calcext:value-type="float">
            <text:p>1216.8</text:p>
          </table:table-cell>
          <table:table-cell office:value-type="float" office:value="70.4433135986328" calcext:value-type="float">
            <text:p>70.4433135986328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96.87142857143" calcext:value-type="float">
            <text:p>1496.87142857143</text:p>
          </table:table-cell>
          <table:table-cell office:value-type="float" office:value="56.5637626647949" calcext:value-type="float">
            <text:p>56.5637626647949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24.64285714286" calcext:value-type="float">
            <text:p>1224.64285714286</text:p>
          </table:table-cell>
          <table:table-cell office:value-type="float" office:value="69.9636917114258" calcext:value-type="float">
            <text:p>69.9636917114258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95.78571428571" calcext:value-type="float">
            <text:p>1495.78571428571</text:p>
          </table:table-cell>
          <table:table-cell office:value-type="float" office:value="56.7142791748047" calcext:value-type="float">
            <text:p>56.7142791748047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31.32857142857" calcext:value-type="float">
            <text:p>1231.32857142857</text:p>
          </table:table-cell>
          <table:table-cell office:value-type="float" office:value="69.555778503418" calcext:value-type="float">
            <text:p>69.555778503418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16.31428571429" calcext:value-type="float">
            <text:p>1416.31428571429</text:p>
          </table:table-cell>
          <table:table-cell office:value-type="float" office:value="59.7826881408691" calcext:value-type="float">
            <text:p>59.7826881408691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06.02857142857" calcext:value-type="float">
            <text:p>1306.02857142857</text:p>
          </table:table-cell>
          <table:table-cell office:value-type="float" office:value="65.3513336181641" calcext:value-type="float">
            <text:p>65.3513336181641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15.04285714286" calcext:value-type="float">
            <text:p>1415.04285714286</text:p>
          </table:table-cell>
          <table:table-cell office:value-type="float" office:value="59.9143905639648" calcext:value-type="float">
            <text:p>59.9143905639648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11.81428571429" calcext:value-type="float">
            <text:p>1311.81428571429</text:p>
          </table:table-cell>
          <table:table-cell office:value-type="float" office:value="64.9923400878906" calcext:value-type="float">
            <text:p>64.9923400878906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19.17142857143" calcext:value-type="float">
            <text:p>1419.17142857143</text:p>
          </table:table-cell>
          <table:table-cell office:value-type="float" office:value="59.7231178283691" calcext:value-type="float">
            <text:p>59.7231178283691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14.41428571429" calcext:value-type="float">
            <text:p>1314.41428571429</text:p>
          </table:table-cell>
          <table:table-cell office:value-type="float" office:value="64.931770324707" calcext:value-type="float">
            <text:p>64.931770324707</text:p>
          </table:table-cell>
        </table:table-row>
      </table:table>
      <table:table table:name="1_mw_3_server" table:style-name="ta1">
        <table:table-column table:style-name="co4" table:default-cell-style-name="ce7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2">
          <table:table-cell table:style-name="Default" office:value-type="string" calcext:value-type="string">
            <text:p>ratios</text:p>
          </table:table-cell>
          <table:table-cell office:value-type="string" calcext:value-type="string">
            <text:p>wts</text:p>
          </table:table-cell>
          <table:table-cell office:value-type="string" calcext:value-type="string">
            <text:p>vcs</text:p>
          </table:table-cell>
          <table:table-cell office:value-type="string" calcext:value-type="string">
            <text:p>runs</text:p>
          </table:table-cell>
          <table:table-cell office:value-type="string" calcext:value-type="string">
            <text:p>mws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RT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49.75714285714" calcext:value-type="float">
            <text:p>4049.75714285714</text:p>
          </table:table-cell>
          <table:table-cell office:value-type="float" office:value="41.3810882568359" calcext:value-type="float">
            <text:p>41.3810882568359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896.5" calcext:value-type="float">
            <text:p>3896.5</text:p>
          </table:table-cell>
          <table:table-cell office:value-type="float" office:value="38.4390983581543" calcext:value-type="float">
            <text:p>38.4390983581543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920.5" calcext:value-type="float">
            <text:p>3920.5</text:p>
          </table:table-cell>
          <table:table-cell office:value-type="float" office:value="39.4440040588379" calcext:value-type="float">
            <text:p>39.4440040588379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648.14285714286" calcext:value-type="float">
            <text:p>5648.14285714286</text:p>
          </table:table-cell>
          <table:table-cell office:value-type="float" office:value="21.1801738739014" calcext:value-type="float">
            <text:p>21.1801738739014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732.71428571429" calcext:value-type="float">
            <text:p>5732.71428571429</text:p>
          </table:table-cell>
          <table:table-cell office:value-type="float" office:value="23.8240966796875" calcext:value-type="float">
            <text:p>23.8240966796875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879.57142857143" calcext:value-type="float">
            <text:p>5879.57142857143</text:p>
          </table:table-cell>
          <table:table-cell office:value-type="float" office:value="24.4235649108887" calcext:value-type="float">
            <text:p>24.4235649108887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31.77142857143" calcext:value-type="float">
            <text:p>1331.77142857143</text:p>
          </table:table-cell>
          <table:table-cell office:value-type="float" office:value="127.416534423828" calcext:value-type="float">
            <text:p>127.416534423828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21.28571428571" calcext:value-type="float">
            <text:p>1321.28571428571</text:p>
          </table:table-cell>
          <table:table-cell office:value-type="float" office:value="128.731948852539" calcext:value-type="float">
            <text:p>128.731948852539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59.27142857143" calcext:value-type="float">
            <text:p>1359.27142857143</text:p>
          </table:table-cell>
          <table:table-cell office:value-type="float" office:value="124.850921630859" calcext:value-type="float">
            <text:p>124.850921630859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06.57142857143" calcext:value-type="float">
            <text:p>1506.57142857143</text:p>
          </table:table-cell>
          <table:table-cell office:value-type="float" office:value="95.7272567749024" calcext:value-type="float">
            <text:p>95.7272567749024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90.41428571429" calcext:value-type="float">
            <text:p>1490.41428571429</text:p>
          </table:table-cell>
          <table:table-cell office:value-type="float" office:value="97.1120071411133" calcext:value-type="float">
            <text:p>97.1120071411133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94.47142857143" calcext:value-type="float">
            <text:p>1494.47142857143</text:p>
          </table:table-cell>
          <table:table-cell office:value-type="float" office:value="96.3316650390625" calcext:value-type="float">
            <text:p>96.3316650390625</text:p>
          </table:table-cell>
        </table:table-row>
      </table:table>
      <table:table table:name="2_mw_3_server" table:style-name="ta1">
        <table:table-column table:style-name="co10" table:default-cell-style-name="ce79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number-columns-repeated="2" table:default-cell-style-name="Default"/>
        <table:table-row table:style-name="ro2">
          <table:table-cell table:style-name="Default" office:value-type="string" calcext:value-type="string">
            <text:p>ratios</text:p>
          </table:table-cell>
          <table:table-cell office:value-type="string" calcext:value-type="string">
            <text:p>wts</text:p>
          </table:table-cell>
          <table:table-cell office:value-type="string" calcext:value-type="string">
            <text:p>vcs</text:p>
          </table:table-cell>
          <table:table-cell office:value-type="string" calcext:value-type="string">
            <text:p>runs</text:p>
          </table:table-cell>
          <table:table-cell office:value-type="string" calcext:value-type="string">
            <text:p>mws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RT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122.61428571429" calcext:value-type="float">
            <text:p>4122.61428571429</text:p>
          </table:table-cell>
          <table:table-cell office:value-type="float" office:value="18.9675979614258" calcext:value-type="float">
            <text:p>18.9675979614258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103.34285714286" calcext:value-type="float">
            <text:p>4103.34285714286</text:p>
          </table:table-cell>
          <table:table-cell office:value-type="float" office:value="18.9732055664063" calcext:value-type="float">
            <text:p>18.9732055664063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039.54285714286" calcext:value-type="float">
            <text:p>4039.54285714286</text:p>
          </table:table-cell>
          <table:table-cell office:value-type="float" office:value="19.4208030700684" calcext:value-type="float">
            <text:p>19.4208030700684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412.85714285714" calcext:value-type="float">
            <text:p>5412.85714285714</text:p>
          </table:table-cell>
          <table:table-cell office:value-type="float" office:value="12.4727458953857" calcext:value-type="float">
            <text:p>12.4727458953857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517.61428571429" calcext:value-type="float">
            <text:p>5517.61428571429</text:p>
          </table:table-cell>
          <table:table-cell office:value-type="float" office:value="12.3666734695435" calcext:value-type="float">
            <text:p>12.3666734695435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145.54285714286" calcext:value-type="float">
            <text:p>5145.54285714286</text:p>
          </table:table-cell>
          <table:table-cell office:value-type="float" office:value="13.374683380127" calcext:value-type="float">
            <text:p>13.374683380127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21.47142857143" calcext:value-type="float">
            <text:p>1321.47142857143</text:p>
          </table:table-cell>
          <table:table-cell office:value-type="float" office:value="61.232421875" calcext:value-type="float">
            <text:p>61.232421875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76.74285714286" calcext:value-type="float">
            <text:p>1376.74285714286</text:p>
          </table:table-cell>
          <table:table-cell office:value-type="float" office:value="58.1998748779297" calcext:value-type="float">
            <text:p>58.1998748779297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01.92857142857" calcext:value-type="float">
            <text:p>1301.92857142857</text:p>
          </table:table-cell>
          <table:table-cell office:value-type="float" office:value="61.743709564209" calcext:value-type="float">
            <text:p>61.743709564209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70.38571428571" calcext:value-type="float">
            <text:p>1470.38571428571</text:p>
          </table:table-cell>
          <table:table-cell office:value-type="float" office:value="46.5182685852051" calcext:value-type="float">
            <text:p>46.5182685852051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73.61428571429" calcext:value-type="float">
            <text:p>1473.61428571429</text:p>
          </table:table-cell>
          <table:table-cell office:value-type="float" office:value="46.771598815918" calcext:value-type="float">
            <text:p>46.771598815918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49.48571428571" calcext:value-type="float">
            <text:p>1449.48571428571</text:p>
          </table:table-cell>
          <table:table-cell office:value-type="float" office:value="47.1659507751465" calcext:value-type="float">
            <text:p>47.1659507751465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895.68571428571" calcext:value-type="float">
            <text:p>5895.68571428571</text:p>
          </table:table-cell>
          <table:table-cell office:value-type="float" office:value="11.3739995956421" calcext:value-type="float">
            <text:p>11.3739995956421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09.77142857143" calcext:value-type="float">
            <text:p>1609.77142857143</text:p>
          </table:table-cell>
          <table:table-cell office:value-type="float" office:value="42.4300575256348" calcext:value-type="float">
            <text:p>42.4300575256348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526.34285714286" calcext:value-type="float">
            <text:p>4526.34285714286</text:p>
          </table:table-cell>
          <table:table-cell office:value-type="float" office:value="16.9485473632813" calcext:value-type="float">
            <text:p>16.9485473632813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83.61428571429" calcext:value-type="float">
            <text:p>1483.61428571429</text:p>
          </table:table-cell>
          <table:table-cell office:value-type="float" office:value="53.9868431091309" calcext:value-type="float">
            <text:p>53.9868431091309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19.85714285714" calcext:value-type="float">
            <text:p>1519.85714285714</text:p>
          </table:table-cell>
          <table:table-cell office:value-type="float" office:value="52.3987770080566" calcext:value-type="float">
            <text:p>52.3987770080566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561.92857142857" calcext:value-type="float">
            <text:p>4561.92857142857</text:p>
          </table:table-cell>
          <table:table-cell office:value-type="float" office:value="17.008415222168" calcext:value-type="float">
            <text:p>17.008415222168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61.08571428571" calcext:value-type="float">
            <text:p>1661.08571428571</text:p>
          </table:table-cell>
          <table:table-cell office:value-type="float" office:value="40.678279876709" calcext:value-type="float">
            <text:p>40.678279876709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154.54285714286" calcext:value-type="float">
            <text:p>6154.54285714286</text:p>
          </table:table-cell>
          <table:table-cell office:value-type="float" office:value="10.8032550811768" calcext:value-type="float">
            <text:p>10.8032550811768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546.48571428572" calcext:value-type="float">
            <text:p>4546.48571428572</text:p>
          </table:table-cell>
          <table:table-cell office:value-type="float" office:value="16.8020153045654" calcext:value-type="float">
            <text:p>16.8020153045654</text:p>
          </table:table-cell>
        </table:table-row>
        <table:table-row table:style-name="ro2">
          <table:table-cell office:value-type="string" calcext:value-type="string">
            <text:p>1: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08.2" calcext:value-type="float">
            <text:p>6008.2</text:p>
          </table:table-cell>
          <table:table-cell office:value-type="float" office:value="11.2311496734619" calcext:value-type="float">
            <text:p>11.2311496734619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04.65714285714" calcext:value-type="float">
            <text:p>1604.65714285714</text:p>
          </table:table-cell>
          <table:table-cell office:value-type="float" office:value="49.5409202575684" calcext:value-type="float">
            <text:p>49.5409202575684</text:p>
          </table:table-cell>
        </table:table-row>
        <table:table-row table:style-name="ro2">
          <table:table-cell office:value-type="string" calcext:value-type="string">
            <text:p>0: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01.61428571429" calcext:value-type="float">
            <text:p>1601.61428571429</text:p>
          </table:table-cell>
          <table:table-cell office:value-type="float" office:value="42.3493041992188" calcext:value-type="float">
            <text:p>42.34930419921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3" loext:min-decimal-places="3" number:min-integer-digits="1"/>
      <number:text>%</number:text>
    </number:percentage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P0" style:volatile="true">
      <number:number number:decimal-places="2" loext:min-decimal-places="2" number:min-integer-digits="1"/>
    </number:number-style>
    <number:number-style style:name="N124">
      <style:text-properties fo:color="#ff0000"/>
      <number:text>-</number:text>
      <number:number number:decimal-places="2" loext:min-decimal-places="2" number:min-integer-digits="1"/>
      <style:map style:condition="value()&gt;=0" style:apply-style-name="N124P0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5">00/00/0000</text:date>, <text:time style:data-style-name="N2" text:time-value="18:20:32.1894334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05T18:24:29.411082765</dc:date>
    <meta:editing-duration>PT20M24S</meta:editing-duration>
    <meta:editing-cycles>5</meta:editing-cycles>
    <meta:generator>LibreOffice/5.4.5.1$Linux_X86_64 LibreOffice_project/40m0$Build-1</meta:generator>
    <meta:document-statistic meta:table-count="6" meta:cell-count="1058" meta:object-count="0"/>
  </office:meta>
</office:document-meta>
</file>